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Text_20_body">
      <style:text-properties fo:language="pl" fo:country="PL"/>
    </style:style>
    <style:style style:name="P6" style:family="paragraph" style:parent-style-name="Standard">
      <style:text-properties fo:language="pl" fo:country="PL"/>
    </style:style>
    <style:style style:name="P7" style:family="paragraph" style:parent-style-name="Heading" style:master-page-name="Standard">
      <style:paragraph-properties style:page-number="auto"/>
      <style:text-properties fo:language="pl" fo:country="PL"/>
    </style:style>
    <style:style style:name="P8" style:family="paragraph" style:parent-style-name="Heading_20_2">
      <style:text-properties fo:language="pl" fo:country="PL"/>
    </style:style>
    <style:style style:name="P9" style:family="paragraph" style:parent-style-name="Heading_20_2">
      <style:paragraph-properties fo:break-before="page"/>
      <style:text-properties fo:language="pl" fo:country="PL"/>
    </style:style>
    <style:style style:name="P10" style:family="paragraph" style:parent-style-name="Heading_20_2" style:list-style-name="WWNum4">
      <style:paragraph-properties fo:break-before="page"/>
      <style:text-properties fo:language="pl" fo:country="PL"/>
    </style:style>
    <style:style style:name="P11" style:family="paragraph" style:parent-style-name="Heading_20_3">
      <style:text-properties fo:language="pl" fo:country="PL"/>
    </style:style>
    <style:style style:name="P12" style:family="paragraph" style:parent-style-name="List_20_Paragraph" style:list-style-name="WWNum1">
      <style:text-properties fo:language="pl" fo:country="PL"/>
    </style:style>
    <style:style style:name="P13" style:family="paragraph" style:parent-style-name="List_20_Paragraph" style:list-style-name="WWNum2">
      <style:text-properties fo:language="pl" fo:country="PL"/>
    </style:style>
    <style:style style:name="P14" style:family="paragraph" style:parent-style-name="Dialog">
      <style:text-properties style:font-name="Calibri1" fo:language="pl" fo:country="PL"/>
    </style:style>
    <style:style style:name="P15" style:family="paragraph" style:parent-style-name="Dialog">
      <style:paragraph-properties fo:text-align="center" style:justify-single-word="false"/>
      <style:text-properties style:font-name="Calibri1" fo:language="pl" fo:country="PL"/>
    </style:style>
    <style:style style:name="P16" style:family="paragraph" style:parent-style-name="Dialog">
      <style:text-properties fo:language="pl" fo:country="PL"/>
    </style:style>
    <style:style style:name="P17" style:family="paragraph" style:parent-style-name="Dialog">
      <style:text-properties style:font-name="Calibri" fo:language="pl" fo:country="PL"/>
    </style:style>
    <style:style style:name="P18" style:family="paragraph" style:parent-style-name="Dialog">
      <style:text-properties style:font-name="Calibri2" fo:language="pl" fo:country="PL"/>
    </style:style>
    <style:style style:name="P19" style:family="paragraph" style:parent-style-name="Text_20_body">
      <style:text-properties fo:language="pl" fo:country="PL"/>
    </style:style>
    <style:style style:name="P20" style:family="paragraph" style:parent-style-name="Text_20_body">
      <style:paragraph-properties fo:text-align="start" style:justify-single-word="false"/>
      <style:text-properties fo:language="pl" fo:country="PL"/>
    </style:style>
    <style:style style:name="P21" style:family="paragraph" style:parent-style-name="Text_20_body">
      <style:text-properties style:font-name="Calibri1" fo:language="pl" fo:country="PL"/>
    </style:style>
    <style:style style:name="P22" style:family="paragraph" style:parent-style-name="Text_20_body">
      <style:paragraph-properties fo:text-align="center" style:justify-single-word="false"/>
      <style:text-properties style:font-name="Calibri1" fo:language="pl" fo:country="PL"/>
    </style:style>
    <style:style style:name="P23" style:family="paragraph" style:parent-style-name="Text_20_body">
      <style:paragraph-properties fo:text-align="start" style:justify-single-word="false"/>
      <style:text-properties style:font-name="Calibri1" fo:language="pl" fo:country="PL"/>
    </style:style>
    <style:style style:name="P24" style:family="paragraph" style:parent-style-name="Text_20_body">
      <style:text-properties style:font-name="Calibri" fo:language="pl" fo:country="PL"/>
    </style:style>
    <style:style style:name="P25" style:family="paragraph" style:parent-style-name="Text_20_body">
      <style:paragraph-properties fo:text-align="center" style:justify-single-word="false"/>
      <style:text-properties style:font-name="Calibri" fo:language="pl" fo:country="PL"/>
    </style:style>
    <style:style style:name="P26" style:family="paragraph" style:parent-style-name="Text_20_body">
      <style:paragraph-properties fo:text-align="center" style:justify-single-word="false"/>
      <style:text-properties style:font-name="Calibri2" fo:language="pl" fo:country="PL"/>
    </style:style>
    <style:style style:name="P27" style:family="paragraph" style:parent-style-name="Text_20_body">
      <style:paragraph-properties fo:background-color="transparent">
        <style:background-image/>
      </style:paragraph-properties>
      <style:text-properties fo:language="pl" fo:country="PL"/>
    </style:style>
    <style:style style:name="P2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
    </style:style>
    <style:style style:name="T6" style:family="text">
      <style:text-properties fo:background-color="#ffff00"/>
    </style:style>
    <style:style style:name="T7" style:family="text">
      <style:text-properties fo:background-color="transparent"/>
    </style:style>
    <style:style style:name="T8" style:family="text">
      <style:text-properties style:font-name="Calibri2"/>
    </style:style>
    <style:style style:name="T9" style:family="text">
      <style:text-properties style:font-name="Calibri2" fo:background-color="transparent"/>
    </style:style>
    <style:style style:name="T10" style:family="text">
      <style:text-properties fo:font-weight="bold" style:font-weight-asian="bold"/>
    </style:style>
    <style:style style:name="T11" style:family="text">
      <style:text-properties style:font-name="Calibri1"/>
    </style:style>
    <style:style style:name="T12"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rły na Krymie – tom I, „Elekcja Inaczej”</text:p>
      <text:list xml:id="list5987034884721733763" text:style-name="Outline">
        <text:list-item>
          <text:h text:style-name="P8"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2579959" text:continue-numbering="true" text:style-name="Outline">
        <text:list-item>
          <text:h text:style-name="P8" text:outline-level="1">Czego jeszcze potrzebujemy</text:h>
        </text:list-item>
      </text:list>
      <text:list xml:id="list6949275046738950682" text:style-name="WWNum1">
        <text:list-item>
          <text:p text:style-name="P12"><text:s/>przeczytać początek wątku „Elekcja 1673 inaczej”</text:p>
        </text:list-item>
        <text:list-item>
          <text:p text:style-name="P12">Dowiedzieć się więcej o organizacji wojsk Rzeczypospolitej w 2-giej poł. XVII wieku</text:p>
          <text:list>
            <text:list-item>
              <text:p text:style-name="P12">Źródłem może być gra wojenna „Ogniem i Mieczem”</text:p>
            </text:list-item>
          </text:list>
        </text:list-item>
        <text:list-item>
          <text:p text:style-name="P12">Dowiedzieć się więcej o wojnie Polsko-Tureckiej od 1672 roku</text:p>
        </text:list-item>
        <text:list-item>
          <text:p text:style-name="P12">Dowiedzieć się więcej o zwyczajach Rzeczypospolitej Szlacheckiej z 2-giej poł. XVII wieku, źródła:</text:p>
          <text:list>
            <text:list-item>
              <text:p text:style-name="P12">Strona internetowa Kadrinazi</text:p>
            </text:list-item>
            <text:list-item>
              <text:p text:style-name="P12">„Encyklopedia Staropolska” Glogera – może jest na internecie</text:p>
            </text:list-item>
            <text:list-item>
              <text:p text:style-name="P12">„Pamiętniki” Jana Chryzostoma Paska – może jest na internecie – jest w Google Books</text:p>
            </text:list-item>
            <text:list-item>
              <text:p text:style-name="P12">„Listy do Marysieńki” Króla Jana III Sobieskiego – może są na internecie</text:p>
            </text:list-item>
          </text:list>
        </text:list-item>
        <text:list-item>
          <text:p text:style-name="P12">Ewentualnie porozumieć się z głównymi uczestnikami wątku</text:p>
        </text:list-item>
      </text:list>
      <text:list xml:id="list42568820" text:continue-list="list42579959" text:style-name="Outline">
        <text:list-item>
          <text:h text:style-name="P8" text:outline-level="1">Postaci</text:h>
          <text:list>
            <text:list-item>
              <text:list>
                <text:list-item>
                  <text:h text:style-name="P11"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2579775" text:continue-numbering="true" text:style-name="Outline">
        <text:list-item>
          <text:list>
            <text:list-item>
              <text:list>
                <text:list-item>
                  <text:h text:style-name="P11"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2586845" text:continue-numbering="true" text:style-name="Outline">
        <text:list-item>
          <text:list>
            <text:list-item>
              <text:list>
                <text:list-item>
                  <text:h text:style-name="P11" text:outline-level="3">Charakterystyka postaci</text:h>
                </text:list-item>
              </text:list>
            </text:list-item>
          </text:list>
        </text:list-item>
      </text:list>
      <text:p text:style-name="P1"><text:span text:style-name="T10">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0">Jakub Ostrowski</text:span> – ojciec Stefana, gospodarzy w Ostrowicach na Mazowszu, których to Ostrowic ma część. Ukrywa haniebną kartę z czasów Potopu, kiedy to jako jeden z pierwszych przeszedł na stronę Karola Gustawa. </text:p>
      <text:p text:style-name="P1"><text:span text:style-name="T10">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2577421" text:continue-numbering="true" text:style-name="Outline">
        <text:list-item>
          <text:h text:style-name="P8"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2585234" text:continue-numbering="true" text:style-name="Outline">
        <text:list-item>
          <text:list>
            <text:list-item>
              <text:list>
                <text:list-item>
                  <text:h text:style-name="P11" text:outline-level="3">Pytania do tego co już napisaliśmy</text:h>
                </text:list-item>
              </text:list>
            </text:list-item>
          </text:list>
        </text:list-item>
      </text:list>
      <text:list xml:id="list7530760306776625551" text:style-name="WWNum2">
        <text:list-item>
          <text:p text:style-name="P13">Jakie były działania wojsk polskich prowadzonych przez Hetmana Wlk. na Podolu podczas i tuż po oblężeniu Kamieńca? -&gt; Wyprawa Przeciwko Czambułom</text:p>
        </text:list-item>
        <text:list-item>
          <text:p text:style-name="P13">Kto mógł dowodzić silnym podjazdem, jakie były jego cele i dalsze losy? -&gt; Pośrednio Strażnik Kornny Bidziński, bezpośrednio pan Pruszkowski</text:p>
        </text:list-item>
        <text:list-item>
          <text:p text:style-name="P13">Jak wyglądały działania wojenne podczas elekcji? -&gt; rozejm Buczacki, konfederacja Gołąbska</text:p>
        </text:list-item>
        <text:list-item>
          <text:p text:style-name="P13">Jak wyglądały działania wojenne po elekcji? -&gt; Oblężenie Lwowa i Trembowli (nie jest ważne bo już nastąpił POD)</text:p>
        </text:list-item>
      </text:list>
      <text:p text:style-name="P1"/>
      <text:list xml:id="list42562101" text:continue-list="list42585234" text:style-name="Outline">
        <text:list-item>
          <text:list>
            <text:list-item>
              <text:list>
                <text:list-item>
                  <text:h text:style-name="P11"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6373425486073594429" text:style-name="WWNum4">
        <text:list-item>
          <text:h text:style-name="P10"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6">- Pietrek, myślisz że to...</text:p>
      <text:p text:style-name="P16">- Tatarzy, znaczy, ordyńcy, znaczy, Krymcy!</text:p>
      <text:p text:style-name="P5">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5">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6">- Coście za jedni?</text:p>
      <text:p text:style-name="P16">- My tutejse, z Majdana<text:span text:style-name="T1">.</text:span></text:p>
      <text:p text:style-name="P16"><text:soft-page-break/>- co tu robicie?</text:p>
      <text:p text:style-name="P16">- Tatary nas ciongły, a potem tu ostawiły...</text:p>
      <text:p text:style-name="P16">- a gdzie wasi rodzice?</text:p>
      <text:p text:style-name="P16">- Une ich ubiły, zanim nas ciongły...</text:p>
      <text:p text:style-name="P16">- a Tatary gdzie? Wiele ich?</text:p>
      <text:p text:style-name="P16">- ja nie wiem Panie, jak nas ostawiły to skoro uciekały, nie bijcie!</text:p>
      <text:p text:style-name="P16">- Nie bójcie się, już nikt nie będzie was bił. Idźcie do gościńca i potem do Krasnobrodu, na lewo. Tam już tylko nasze wojska i pan hetman, nie ma już Tatarów.</text:p>
      <text:p text:style-name="P16"/>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6">- Patrzcie to ten wielki wojownik, co z chłopami walczy, a przed nami ucieka!</text:p>
      <text:p text:style-name="P16">- W łeb go od razu!</text:p>
      <text:p text:style-name="P16">- Nie, pobawmy się z nim trochę!</text:p>
      <text:p text:style-name="P16">- Stać, trzeba go odesłać na przepytki do jaśnie pana hetmana! Temu pachołkowi wesoło już tam nie będzie!</text:p>
      <text:p text:style-name="P16"/>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6">- witamy waszmościów pancernych, widno na poważną potrzebę się zanosi, gdy razem podążamy!</text:p>
      <text:p text:style-name="P16">- witamy, słyszę że panowie Wołosza dobrze już mową polską władacie?</text:p>
      <text:p text:style-name="P16">- bo przecie u nas prawie wszyscy Polacy, a nawet szlachta. Król zaciągi wydając kazał nie ufać cudzoziemcom, tak i u nas kilku tylko prawdziwych Wołoch. Jam zaś urodzony Stefan Ostrowski z Mazowsza, i mój poczet krewniaków.</text:p>
      <text:p text:style-name="P16">- Przebóg, toć i ja z Mazowsza, Stanisław Starczyński, a to moi pocztowi panowie Piotrowski i Wyczyński. Skąd Waszmość pochodzisz?</text:p>
      <text:p text:style-name="P16">- Z Ostrówka, zaścianku pod Konstancinem, gdzie się dobra Gosiewskich senatorstwa zaczynają...</text:p>
      <text:p text:style-name="P16">-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6">- Tatarów usiec musimy, co ciężką są dla ludu naszej ziemi plagą... Potem zasię może co i na Turkach zdobędziemy?</text:p>
      <text:p text:style-name="P16">Starczyński, młodzian słusznej postury w bardzo porządnej kolczudze, skrzywił się na wzmiankę o ludzie. </text:p>
      <text:p text:style-name="P16">- Słyszę iż Waść wiernym jegomości hetman jesteś sekundantem, tak się nad ludem litując. To i pan hetman ludowi w głowach przewraca, do wojaczki a nie do pługa go nawołując.</text:p>
      <text:p text:style-name="P16">-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22</dc:date><text:p text:style-name="P28"><text:span text:style-name="T12">Sprawdź czy znajdzie się lepsze sformułowanie</text:span></text:p></office:annotation><text:span text:style-name="T6">się godzi</text:span><office:annotation-end office:name="__Annotation__2309_2028586140"/><text:span text:style-name="T6">.</text:span></text:p>
      <text:p text:style-name="P16">-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6">- Ale teraz pono Moskwa nasz aliant przeciw Turczynowi. Jak Waszmość to widzisz, ruszą nam z pomocą?</text:p>
      <text:p text:style-name="P16">-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6">- Cóż to mości strażniku, nowych ludzi na czele chorągwi mi puszczacie?</text:p>
      <text:p text:style-name="P16">- Wasza wielmożność, to pan Ostrowski zastąpił wczoraj pana Pruszkowskiego, gdy ten ubit...</text:p>
      <text:p text:style-name="P16">-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5">ym tylko ogr</text:span><text:span text:style-name="T3">ó</text:span><text:span text:style-name="T5">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5">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5">ci o tym zwycięstwie świetnym Sobieskiego dotar</text:span><text:span text:style-name="T3">ł</text:span><text:span text:style-name="T5">y r</text:span><text:span text:style-name="T3">ó</text:span><text:span text:style-name="T5">wnie</text:span><text:span text:style-name="T3">ż</text:span> do sułtana tureckiego i przerazi<text:span text:style-name="T3">ł</text:span><text:span text:style-name="T5">y go. J</text:span>eszcze wi<text:span text:style-name="T3">ę</text:span><text:span text:style-name="T5">ksze na su</text:span><text:span text:style-name="T3">ł</text:span><text:span text:style-name="T5">tanie wra</text:span><text:span text:style-name="T3">ż</text:span><text:span text:style-name="T5">enie zrobi</text:span><text:span text:style-name="T3">ł</text:span><text:span text:style-name="T5">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5">oski </text:span>o marszu pana hetmana Sobieskiego <text:soft-page-break/>powodowa<text:span text:style-name="T3">ł</text:span><text:span text:style-name="T5">y panik</text:span><text:span text:style-name="T3">ę</text:span><text:span text:style-name="T5"> w</text:span><text:span text:style-name="T3">ś</text:span><text:span text:style-name="T5">r</text:span><text:span text:style-name="T3">ó</text:span><text:span text:style-name="T5">d naje</text:span><text:span text:style-name="T3">ź</text:span><text:span text:style-name="T5">d</text:span><text:span text:style-name="T3">ź</text:span><text:span text:style-name="T5">c</text:span><text:span text:style-name="T3">ó</text:span><text:span text:style-name="T5">w dotychczas bezkarnych</text:span>. Pan Sobieski jednak na Turk<text:span text:style-name="T3">ó</text:span><text:span text:style-name="T5">w nie nast</text:span><text:span text:style-name="T3">ę</text:span><text:span text:style-name="T5">powa</text:span><text:span text:style-name="T3">ł</text:span><text:span text:style-name="T5"> – jeszcze nie tej jesieni, ko</text:span><text:span text:style-name="T3">ń</text:span><text:span text:style-name="T5">cz</text:span><text:span text:style-name="T3">ą</text:span><text:span text:style-name="T5">cej </text:span><text:span text:style-name="T3">ó</text:span><text:span text:style-name="T5">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2568055" text:continue-list="list42562101" text:style-name="Outline">
        <text:list-item text:start-value="2">
          <text:h text:style-name="P9"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3">ł</text:span><text:span text:style-name="T5">odzian do</text:span><text:span text:style-name="T3">ść</text:span><text:span text:style-name="T5"> pos</text:span><text:span text:style-name="T3">ę</text:span><text:span text:style-name="T5">pny, wysoki i chudy szlachcic o poci</text:span><text:span text:style-name="T3">ą</text:span><text:span text:style-name="T5">g</text:span><text:span text:style-name="T3">ł</text:span><text:span text:style-name="T5">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5">odszy i drobniejszy by</text:span><text:span text:style-name="T3">ł</text:span><text:span text:style-name="T5"> od pana Starczy</text:span><text:span text:style-name="T3">ń</text:span><text:span text:style-name="T5">skiego, zwykle wes</text:span><text:span text:style-name="T3">ół</text:span><text:span text:style-name="T5">, teraz jednak w z</text:span><text:span text:style-name="T3">ł</text:span><text:span text:style-name="T5">ym by</text:span><text:span text:style-name="T3">ł</text:span><text:span text:style-name="T5"> humorze, jak i wi</text:span><text:span text:style-name="T3">ę</text:span><text:span text:style-name="T5">kszo</text:span><text:span text:style-name="T3">ść</text:span><text:span text:style-name="T5"> towarzystwa. </text:span></text:p>
      <text:p text:style-name="P16">- niedobrze, by<text:span text:style-name="T3">ś</text:span><text:span text:style-name="T5">my z naszymi jeszcze potyka</text:span><text:span text:style-name="T3">ć</text:span><text:span text:style-name="T5"> si</text:span><text:span text:style-name="T3">ę</text:span><text:span text:style-name="T5"> musieli. Do</text:span><text:span text:style-name="T3">ść</text:span><text:span text:style-name="T5"> ju</text:span><text:span text:style-name="T3">ż</text:span><text:span text:style-name="T5">e</text:span><text:span text:style-name="T3">ś</text:span><text:span text:style-name="T5">my si</text:span><text:span text:style-name="T3">ę</text:span><text:span text:style-name="T5"> nawojowali – narzeka</text:span><text:span text:style-name="T3">ł</text:span><text:span text:style-name="T5"> pan Starczy</text:span><text:span text:style-name="T3">ń</text:span><text:span text:style-name="T5">ski.</text:span></text:p>
      <text:p text:style-name="P16">- to jakowaś zdrada, miast na wroga ruszyć, to przeciw hetmanowi spiskują, pospolitacy nie wojacy – mówił pan Ostrowski.</text:p>
      <text:p text:style-name="P16">- pono króla jegomości chcieli osłonić, jakoby przed Tatary, a potem rzekli że pan hetman z Turczynem w zmowie, i że absolutum dominium na sposób francuski chce wprowadzić – rozważał pan Wiśniewski.</text:p>
      <text:p text:style-name="P16">- absolutum dominium być nie może, ale tu wojnę trza prowadzić, a nie politykować! – grzmiał pan Ostrowski.</text:p>
      <text:p text:style-name="P16">- trudna ta wojna, bo już przecie nie pierwsza dla tej naszej ojczyzny. Od lat trzydziestu wojujemy bez wytchnienia, szlachta podatki na wojsko płaci, to że i sarkać <text:s/>poczęła, nie dziwota – wtrącił pan Starczyński.</text:p>
      <text:p text:style-name="P16">- jakby szlachta podatki płaciła, tobyśmy wojsko mieli na granicach, a nie Turczyna w kraju – rzekł pan Żwański. </text:p>
      <text:p text:style-name="P16">- nie daj Bóg, aby się z tego nowa wojna domowa zrobiła...</text:p>
      <text:p text:style-name="P16">- ale pana hetmana bronić musim!</text:p>
      <text:p text:style-name="P16">- musi przyjaciele Habsburgów szlachtę podburzyli, bo przecież wiadomo że jaśnie pan hetman Francuzów stronnik.</text:p>
      <text:p text:style-name="P16">- przecz z Rakuszanami, co zamiast z Turczynem, z Francją na wojnę idą! – zakrzyknął pan Mircea, jeden z niewielu prawdziwych Wołochów w chorągwi.</text:p>
      <text:p text:style-name="P16">- niech żyje pan hetman, co sam jeden naszej Rzeczypospolitej broni! – zawołał pan Ostrowski</text:p>
      <text:p text:style-name="P16">-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6">- Zatem widzisz mości hetmanie, nie cała szlachta rozum potraciła, powiadam, nie ca<text:span text:style-name="T3">ł</text:span><text:span text:style-name="T5">a</text:span>. Ci z Rusi, Zamoyszczyzny, Mazowsza do konfederacji królewskiej przystąpić nie chcą. Chorągwie przez konfederatów najęte, tobie, hetmanie, raczej służyć chcą, chor<text:span text:style-name="T3">ą</text:span><text:span text:style-name="T5">gwie, powiadam, </text:span>jak mnie wieści dochodzą. </text:p>
      <text:p text:style-name="P16">- Karać trzeba niesubordynacyję taką trzeba! Miast na wroga ruszyć, to politykować tylko by chcieli.</text:p>
      <text:p text:style-name="P16">- Król jegomość pospolite ruszenie wezwał, na wroga ruszać nie kazał, to i do polityki się jęli, powiadam, pospolitacy. Na króla zaś, mości hetmanie, sierdzić się nie będziesz, powiadam, bo kr<text:span text:style-name="T3">ó</text:span><text:span text:style-name="T5">l rzecz </text:span><text:span text:style-name="T3">ś</text:span><text:span text:style-name="T5">wi</text:span><text:span text:style-name="T3">ę</text:span><text:span text:style-name="T5">ta</text:span>... Cho<text:span text:style-name="T3">ć</text:span><text:span text:style-name="T5"> obron</text:span><text:span text:style-name="T3">ę</text:span><text:span text:style-name="T5"> kraju kr</text:span><text:span text:style-name="T3">ó</text:span><text:span text:style-name="T5">l, powiadam, lepiej opatrzy</text:span><text:span text:style-name="T3">ć</text:span><text:span text:style-name="T5">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oft-page-break/>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6">- Ciekawym, jakie wojska na wiosnę wystawi pan hetman. Lepszym nam trzeba zakończyć tę wojnę niż tymże rozejmem.</text:p>
      <text:p text:style-name="P16">- Rzeczpospolita hetmana wesprzeć winna. Dla całego narodu wstyd wielki, traktat taki – dodał pan Ostrowski.</text:p>
      <text:p text:style-name="P16">- Rzeczpospolita wesprze, jeśli król i hetman na Sejmie razem konstytucje ku obronie, ku wzmocnieniu wojska promować będą.</text:p>
      <text:p text:style-name="P16">- Teraz, gdy już się pan hetman z królem jegomością dorozumieli, to i konstytucję razem powezmą? – dopytywał się pan Ostrowski, mało dotychczas na polityce się wyznający.</text:p>
      <text:p text:style-name="P16">-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6">- A przecież król tych pieniędzy w cholewę nie wkłada, jeno że szlachta wolno podatki płaci.</text:p>
      <text:p text:style-name="P16">- Zawsze to już tak w Rzeczypospolitej było, że hetmani wpierw swoje łożyć musieli, aby wojsko na wojnę naszykować.</text:p>
      <text:p text:style-name="P16">- Ale nam teraz już dwie ćwierci skarb zalega. Już towarzysze sarkają.</text:p>
      <text:p text:style-name="P16">- Towarzysze niech nie sarkają, bo to hetmana głowa w tym, aby wojsku żołd wyszykować. Niech tam się pan hetman z królem znosi, nam nic do tego.</text:p>
      <text:p text:style-name="P16"/>
      <text:p text:style-name="P16"/>
      <text:p text:style-name="P16">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5"> Wis</text:span><text:span text:style-name="T3">ł</text:span><text:span text:style-name="T5">y, wolno posuwali si</text:span><text:span text:style-name="T3">ę</text:span><text:span text:style-name="T5"> b</text:span><text:span text:style-name="T3">ł</text:span><text:span text:style-name="T5">otnistymi drogami w</text:span><text:span text:style-name="T3">ś</text:span><text:span text:style-name="T5">r</text:span><text:span text:style-name="T3">ó</text:span><text:span text:style-name="T5">d coraz wi</text:span><text:span text:style-name="T3">ę</text:span><text:span text:style-name="T5">kszej jesiennej pluchy, a</text:span><text:span text:style-name="T3">ż</text:span><text:span text:style-name="T5"> dojechali do Gr</text:span><text:span text:style-name="T3">ó</text:span><text:span text:style-name="T5">jca. Tam przeprawili si</text:span><text:span text:style-name="T3">ę</text:span><text:span text:style-name="T5"> przez Wis</text:span><text:span text:style-name="T3">łę</text:span><text:span text:style-name="T5">, a nast</text:span><text:span text:style-name="T3">ę</text:span><text:span text:style-name="T5">pnie przyjaciele rozstali si</text:span><text:span text:style-name="T3">ę aby udać się każdy w swoje rodzinne strony.</text:span></text:p>
      <text:p text:style-name="P14"/>
      <text:p text:style-name="P15">* <text:s/>* <text:s/>*</text:p>
      <text:p text:style-name="P14"/>
      <text:p text:style-name="P14">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text:soft-page-break/>Krzysztofa Paca, kanclerza litewskiego. „Ilustrissime”, pisa<text:span text:style-name="T3">ł</text:span> do hetmana kanclerz, „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7"> magnat</text:span><text:span text:style-name="T4">ó</text:span><text:span text:style-name="T7">w, a jak nie, to go ma</text:span><text:span text:style-name="T4">łż</text:span><text:span text:style-name="T7">onka przekona</text:span>. R<text:span text:style-name="T3">ó</text:span>wnie<text:span text:style-name="T3">ż</text:span> szlachta nie <text:span text:style-name="T7">poprze</text:span> ewentualnych pretensji Sobieskiego – Micha<text:span text:style-name="T3">ł Pac był od czasu konfederacji gołębiewskiej pewien sympatii szlachty dla stronnictwa habsburskiego.</text:span></text:p>
      <text:p text:style-name="P14"/>
      <text:p text:style-name="P15">* <text:s/>* <text:s/>*</text:p>
      <text:p text:style-name="P16"/>
      <text:p text:style-name="P5">Pan Stefan Ostrowski wraz z pocztowym swym, Wi<text:span text:style-name="T3">ś</text:span><text:span text:style-name="T5">niewskim, wjechali w po</text:span><text:span text:style-name="T3">ł</text:span><text:span text:style-name="T5">owie listopada triumfalnie do rodzinnego za</text:span><text:span text:style-name="T3">ś</text:span><text:span text:style-name="T5">cianka. Prowadzili kilka zdobytych na Tatarach konik</text:span><text:span text:style-name="T3">ó</text:span><text:span text:style-name="T5">w, a wszystkie mia</text:span><text:span text:style-name="T3">ł</text:span><text:span text:style-name="T5">y sakwy dobrem wy</text:span><text:span text:style-name="T3">ł</text:span><text:span text:style-name="T5">adowane. Naszym dzielnym wojakom nie tylko uda</text:span><text:span text:style-name="T3">ł</text:span><text:span text:style-name="T5">o si</text:span><text:span text:style-name="T3">ę</text:span><text:span text:style-name="T5"> z namiot</text:span><text:span text:style-name="T3">ó</text:span><text:span text:style-name="T5">w starszyzny tatarskiej co nieco zdoby</text:span><text:span text:style-name="T3">ć</text:span><text:span text:style-name="T5">, ale te</text:span><text:span text:style-name="T3">ż</text:span><text:span text:style-name="T5"> dobro z</text:span><text:span text:style-name="T3">ł</text:span><text:span text:style-name="T5">upione <text:s/>na nieszcz</text:span><text:span text:style-name="T3">ę</text:span><text:span text:style-name="T5">snej Sanotczy</text:span><text:span text:style-name="T3">ź</text:span><text:span text:style-name="T5">nie przez Tatar</text:span><text:span text:style-name="T3">ó</text:span><text:span text:style-name="T5">w nie zawsze wraca</text:span><text:span text:style-name="T3">ł</text:span><text:span text:style-name="T5">o do poprzednich w</text:span><text:span text:style-name="T3">ł</text:span><text:span text:style-name="T5">a</text:span><text:span text:style-name="T3">ś</text:span><text:span text:style-name="T5">cicieli, gdy</text:span><text:span text:style-name="T3">ż</text:span><text:span text:style-name="T5"> ci ju</text:span><text:span text:style-name="T3">ż</text:span><text:span text:style-name="T5"> na lepszym </text:span><text:span text:style-name="T3">ś</text:span><text:span text:style-name="T5">wiecie przebywający doczesnych zbytk</text:span><text:span text:style-name="T3">ó</text:span><text:span text:style-name="T5">w nie potrzebowali. Z wielk</text:span><text:span text:style-name="T3">ą</text:span><text:span text:style-name="T5"> nadziej</text:span><text:span text:style-name="T3">ą</text:span><text:span text:style-name="T5"> oczekiwa</text:span><text:span text:style-name="T3">ł</text:span><text:span text:style-name="T5"> pan Stefan przysz</text:span><text:span text:style-name="T3">ł</text:span><text:span text:style-name="T5">ej kampanii, </text:span><text:span text:style-name="T3">ż</text:span><text:span text:style-name="T5">e w cztery konie mo</text:span><text:span text:style-name="T3">ż</text:span><text:span text:style-name="T5">e nawet wyst</text:span><text:span text:style-name="T3">ą</text:span><text:span text:style-name="T5">pi, i wspomina</text:span><text:span text:style-name="T3">ł</text:span><text:span text:style-name="T5"> te</text:span><text:span text:style-name="T3">ż</text:span><text:span text:style-name="T5"> </text:span><text:span text:style-name="T3">ł</text:span><text:span text:style-name="T5">askawe s</text:span><text:span text:style-name="T3">ł</text:span><text:span text:style-name="T5">owa hetmana Sobieskiego spod Niemirowa. </text:span></text:p>
      <text:p text:style-name="P5"><text:span text:style-name="T5">Radosne by</text:span><text:span text:style-name="T3">ł</text:span><text:span text:style-name="T5">o powitanie w za</text:span><text:span text:style-name="T3">ś</text:span><text:span text:style-name="T5">cianku Ostrowskich pocztu pana Stefana. Drugi jego pocztowy, Pietrek, wr</text:span><text:span text:style-name="T3">ó</text:span><text:span text:style-name="T5">ci</text:span><text:span text:style-name="T3">ł</text:span><text:span text:style-name="T5"> tydzie</text:span><text:span text:style-name="T3">ń</text:span><text:span text:style-name="T5"> wcze</text:span><text:span text:style-name="T3">ś</text:span><text:span text:style-name="T5">niej, z gor</text:span><text:span text:style-name="T3">ą</text:span><text:span text:style-name="T5">czki uzdrowion cudown</text:span><text:span text:style-name="T3">ą</text:span><text:span text:style-name="T5"> moc</text:span><text:span text:style-name="T3">ą</text:span><text:span text:style-name="T5"> sanktuarium w Krasnobrodzie. Cud ten wspomo</text:span><text:span text:style-name="T3">ż</text:span><text:span text:style-name="T5">ony zosta</text:span><text:span text:style-name="T3">ł</text:span><text:span text:style-name="T5"> z</text:span><text:span text:style-name="T3">ł</text:span><text:span text:style-name="T5">otym dukatem, kt</text:span><text:span text:style-name="T3">ó</text:span><text:span text:style-name="T5">ry z </text:span><text:span text:style-name="T3">ł</text:span><text:span text:style-name="T5">up</text:span><text:span text:style-name="T3">ó</text:span><text:span text:style-name="T5">w zdobytych na Kozakach usieczonych pod Niemirowem da</text:span><text:span text:style-name="T3">ł</text:span><text:span text:style-name="T5"> Pietrkowi na drog</text:span><text:span text:style-name="T3">ę</text:span><text:span text:style-name="T5"> pan Stefan, a kt</text:span><text:span text:style-name="T3">ó</text:span><text:span text:style-name="T5">ry to dukat zapewni</text:span><text:span text:style-name="T3">ł</text:span><text:span text:style-name="T5"> w Krasnobrodzie choremu kilka dni w dobrze opalanej izbie i w ciep</text:span><text:span text:style-name="T3">ł</text:span><text:span text:style-name="T5">ym </text:span><text:span text:style-name="T3">ł</text:span><text:span text:style-name="T5">o</text:span><text:span text:style-name="T3">ż</text:span><text:span text:style-name="T5">u. </text:span></text:p>
      <text:p text:style-name="P5"><text:span text:style-name="T5">Ciekawi wszyscy byli wie</text:span><text:span text:style-name="T3">ś</text:span><text:span text:style-name="T5">ci z wojny, bo i tutaj s</text:span><text:span text:style-name="T3">ł</text:span><text:span text:style-name="T5">yszano o ostatnich przewagach wojsk polskich, ma</text:span><text:span text:style-name="T3">ł</text:span><text:span text:style-name="T5">o weteran</text:span><text:span text:style-name="T3">ó</text:span><text:span text:style-name="T5">w jeszcze w te okolice z wojny wr</text:span><text:span text:style-name="T3">ó</text:span><text:span text:style-name="T5">ci</text:span><text:span text:style-name="T3">ł</text:span><text:span text:style-name="T5">o. Pan Stefan za</text:span><text:span text:style-name="T3">ś</text:span><text:span text:style-name="T5"> przyjechawszy nic nie m</text:span><text:span text:style-name="T3">ó</text:span><text:span text:style-name="T5">wi</text:span><text:span text:style-name="T3">ł</text:span><text:span text:style-name="T5">, tylko ogarn</text:span><text:span text:style-name="T3">ął</text:span><text:span text:style-name="T5"> si</text:span><text:span text:style-name="T3">ę, a gdy do wieczerzy siadano, na ławy zielono malowane, co za stołem stały, rzucił kilimki zdobne. Teraz zaczęły się opowieści wojenne, w których pan Stefan podkreślał kunszt wojenny Sobieskiego .</text:span></text:p>
      <text:p text:style-name="P16"><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6"><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6"><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6"><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4">- Twój syn jak statysta przemawia - wtrącił jeden z krewnych - dobrze synów w świat wysyłać.</text:p>
      <text:p text:style-name="P14">- Chcesz abyśmy z panem Sobieskim trzymali, a przecie to jeden z możnych magnatów, co własną politykę uprawiają</text:p>
      <text:p text:style-name="P14">- Chcę abyśmy z Sobieskim trzymali, bo on jeden ojczyznę broni, gdy nawet król z inszymi możnymi rodami trzyma i politykę ich prowadzi.</text:p>
      <text:p text:style-name="P14">- Prawda to, króla-śmy wybrali Piasta aby ze szlachtą trzyma i jej praw bronił, a on litewskimi magnatami trzyma a z Habsburgami się znosi - podniosły się głosy.</text:p>
      <text:p text:style-name="P5">Tak rozmawiali w d<text:span text:style-name="T3">ł</text:span><text:span text:style-name="T5">ugie jesienne i zimowe wieczory. Cz</text:span><text:span text:style-name="T3">ę</text:span><text:span text:style-name="T5">sto podkre</text:span><text:span text:style-name="T3">ś</text:span><text:span text:style-name="T5">la</text:span><text:span text:style-name="T3">ł</text:span><text:span text:style-name="T5"> pan Stefan swe nowo zdobyte przekonanie, </text:span><text:span text:style-name="T3">ż</text:span><text:span text:style-name="T5">e szlachta ma obowi</text:span><text:span text:style-name="T3">ą</text:span><text:span text:style-name="T5">zki wobec Ojczyzny. Wiele ostrych z tego wynik</text:span><text:span text:style-name="T3">ł</text:span><text:span text:style-name="T5">o polemik, bo starsi do</text:span><text:span text:style-name="T3">ść</text:span><text:span text:style-name="T5"> </text:span><office:annotation office:name="__Annotation__2329_2028586140"><dc:creator>nieznany</dc:creator><dc:date>2014-12-29T22:20:31.35</dc:date><text:p text:style-name="P28"><text:span text:style-name="T12">Sformułowanie anachroniczne. Poprawić.</text:span></text:p></office:annotation><text:span text:style-name="T5">alergicznie na takie uwagi reagowali</text:span><office:annotation-end office:name="__Annotation__2329_2028586140"/><text:span text:style-name="T5">. Wreszcie pan Jakub nie strzyma</text:span><text:span text:style-name="T3">ł i któregoś dnia zarzucił synowi swojemu </text:span><office:annotation office:name="__Annotation__2400_2028586140"><dc:creator>nieznany</dc:creator><dc:date>2014-12-31T16:35:31.36</dc:date><text:p text:style-name="P28"><text:span text:style-name="T12">Sformułowanie anachroniczne</text:span></text:p></office:annotation><text:span text:style-name="T3">bycie tubą propagandową</text:span><office:annotation-end office:name="__Annotation__2400_2028586140"/><text:span text:style-name="T3"> hetmana wielkiego.</text:span></text:p>
      <text:p text:style-name="P14">- to nawet dobrze, przecie pan Sobieski wierny jest temu, co głosi, dla ojczyzny się poświęca - odparł pan Stefan.</text:p>
      <text:p text:style-name="P14">- jak pan Sobieski ojczyznę traktuje, mieliśmy widok za Szweda - zarzucił pan Jakub.</text:p>
      <text:p text:style-name="P14">- za Szweda to i kilku tutaj obecnych niezbyt chwalebnie sobie poczynało - wtrącił stary stryj Maciej, który jako jeden z nielicznych mieszkańców zaścianka dobrze owe ciężkie termina, Potopem już nazwane, pamiętał.</text:p>
      <text:p text:style-name="P14">- co masz, stryju, na myśli? - spytał pan Stefan, jednak wszyscy obecni nabrali wody w usta i temat już tej zimy nie powrócił.</text:p>
      <text:p text:style-name="P14"/>
      <text:p text:style-name="P22">* * *</text:p>
      <text:p text:style-name="P22"/>
      <text:p text:style-name="P5">Z pocz<text:span text:style-name="T3">ą</text:span><text:span text:style-name="T5">tkiem lutego, na </text:span><text:span text:style-name="T3">ś</text:span><text:span text:style-name="T5">wi</text:span><text:span text:style-name="T3">ę</text:span><text:span text:style-name="T5">to Matki Boskiej, zjecha</text:span><text:span text:style-name="T3">ł</text:span><text:span text:style-name="T5"> do Ostrowskich z niespodziewan</text:span><text:span text:style-name="T3">ą</text:span><text:span text:style-name="T5"> wizyt</text:span><text:span text:style-name="T3">ą</text:span><text:span text:style-name="T5"> pan Starczy</text:span><text:span text:style-name="T3">ń</text:span><text:span text:style-name="T5">ski. W saniach sporo g</text:span><text:span text:style-name="T3">ą</text:span><text:span text:style-name="T5">siork</text:span><text:span text:style-name="T3">ó</text:span><text:span text:style-name="T5">w z przednim miodem przywi</text:span><text:span text:style-name="T3">ó</text:span><text:span text:style-name="T5">z</text:span><text:span text:style-name="T3">ł</text:span><text:span text:style-name="T5">, przeto za</text:span><text:span text:style-name="T3">ś</text:span><text:span text:style-name="T5">cianek nie na sucho wys</text:span><text:span text:style-name="T3">ł</text:span><text:span text:style-name="T5">uchiwa</text:span><text:span text:style-name="T3">ł</text:span><text:span text:style-name="T5"> relacji towarzysza pancernego o walkach z Tatarami. Pan Starczy</text:span><text:span text:style-name="T3">ń</text:span><text:span text:style-name="T5">ski jednak nie przewagi </text:span><text:span text:style-name="T5">swe </text:span><text:span text:style-name="T3">ś</text:span><text:span text:style-name="T5">wie</text:span><text:span text:style-name="T3">ż</text:span><text:span text:style-name="T5">e przyjecha</text:span><text:span text:style-name="T3">ł</text:span><text:span text:style-name="T5"> wspomina</text:span><text:span text:style-name="T3">ć</text:span><text:span text:style-name="T5">, jeno wyci</text:span><text:span text:style-name="T3">ą</text:span><text:span text:style-name="T5">gn</text:span><text:span text:style-name="T3">ąć</text:span><text:span text:style-name="T5"> chcia</text:span><text:span text:style-name="T3">ł</text:span><text:span text:style-name="T5"> Stefana Ostrowskiego do Warszawy, aby razem Sejmowi si</text:span><text:span text:style-name="T3">ę</text:span><text:span text:style-name="T5"> przyjrze</text:span><text:span text:style-name="T3">ć</text:span><text:span text:style-name="T5">. </text:span></text:p>
      <text:p text:style-name="P5"><text:span text:style-name="T5">W drugim tygodniu lutego pojechali zatem razem do Warszawy. Zatrzymawszy si</text:span><text:span text:style-name="T3">ę</text:span><text:span text:style-name="T5"> w jakiej</text:span><text:span text:style-name="T3">ś</text:span><text:span text:style-name="T5"> karczmie na Powi</text:span><text:span text:style-name="T3">ś</text:span><text:span text:style-name="T5">lu, jeszcze popo</text:span><text:span text:style-name="T3">ł</text:span><text:span text:style-name="T5">udniem tego dnia udali si</text:span><text:span text:style-name="T3">ę</text:span><text:span text:style-name="T5"> do Zamku Kr</text:span><text:span text:style-name="T3">ó</text:span><text:span text:style-name="T5">lewskiego i weszli na galeri</text:span><text:span text:style-name="T3">ę</text:span><text:span text:style-name="T5"> publiczno</text:span><text:span text:style-name="T3">ś</text:span><text:span text:style-name="T5">ci w izbie poselskiej. W</text:span><text:span text:style-name="T3">ł</text:span><text:span text:style-name="T5">a</text:span><text:span text:style-name="T3">ś</text:span><text:span text:style-name="T5">nie ko</text:span><text:span text:style-name="T3">ń</text:span><text:span text:style-name="T5">czy</text:span><text:span text:style-name="T3">ł</text:span><text:span text:style-name="T5">a swoj</text:span><text:span text:style-name="T3">ą</text:span><text:span text:style-name="T5"> przemow</text:span><text:span text:style-name="T3">ę</text:span><text:span text:style-name="T5"> pani Kuniecka, kt</text:span><text:span text:style-name="T3">ó</text:span><text:span text:style-name="T5">ra, cho</text:span><text:span text:style-name="T3">ć</text:span><text:span text:style-name="T5"> pos</text:span><text:span text:style-name="T3">ł</text:span><text:span text:style-name="T5">em nie b</text:span><text:span text:style-name="T3">ę</text:span><text:span text:style-name="T5">d</text:span><text:span text:style-name="T3">ą</text:span><text:span text:style-name="T5">c, wa</text:span><text:span text:style-name="T3">ż</text:span><text:span text:style-name="T5">n</text:span><text:span text:style-name="T3">ą</text:span><text:span text:style-name="T5"> i aktualn</text:span><text:span text:style-name="T3">ą</text:span><text:span text:style-name="T5"> spraw</text:span><text:span text:style-name="T3">ę</text:span><text:span text:style-name="T5"> przed izb</text:span><text:span text:style-name="T3">ę</text:span><text:span text:style-name="T5"> wnosi</text:span><text:span text:style-name="T3">ł</text:span><text:span text:style-name="T5">a.</text:span></text:p>
      <text:p text:style-name="P5"><text:span text:style-name="T5">- ...jako </text:span><text:span text:style-name="T3">ż</text:span><text:span text:style-name="T5">e ju</text:span><text:span text:style-name="T3">ż</text:span><text:span text:style-name="T5"> od pi</text:span><text:span text:style-name="T3">ę</text:span><text:span text:style-name="T5">ciu s</text:span><text:span text:style-name="T3">ą</text:span><text:span text:style-name="T5">d</text:span><text:span text:style-name="T3">ó</text:span><text:span text:style-name="T5">w mam wyroki, a przez lata czekam na napraw</text:span><text:span text:style-name="T3">ę</text:span><text:span text:style-name="T5"> tego bezprawia nies</text:span><text:span text:style-name="T3">ł</text:span><text:span text:style-name="T5">ychanego od Waszej Dostojno</text:span><text:span text:style-name="T3">ś</text:span><text:span text:style-name="T5">ci. Teraz wnosz</text:span><text:span text:style-name="T3">ę</text:span><text:span text:style-name="T5">, by Sejm mo</text:span><text:span text:style-name="T3">ś</text:span><text:span text:style-name="T5">ci Wojewod</text:span><text:span text:style-name="T3">ę</text:span><text:span text:style-name="T5"> do zwrotu tych ch</text:span><text:span text:style-name="T3">ł</text:span><text:span text:style-name="T5">op</text:span><text:span text:style-name="T3">ó</text:span><text:span text:style-name="T5">w mych do niego zbieg</text:span><text:span text:style-name="T3">ł</text:span><text:span text:style-name="T5">ych zmusi</text:span><text:span text:style-name="T3">ł</text:span><text:span text:style-name="T5">, prawa w tej Rzeczypospolitej i dla Wojewody i dla zwyk</text:span><text:span text:style-name="T3">ł</text:span><text:span text:style-name="T5">ych obywateli jednakie, a w mej osobie prawa Rzeczypospolitej s</text:span><text:span text:style-name="T3">ą</text:span><text:span text:style-name="T5"> tak d</text:span><text:span text:style-name="T3">ł</text:span><text:span text:style-name="T5">ugo deptane...</text:span></text:p>
      <text:p text:style-name="P16"><text:span text:style-name="T5">Tu przerwa</text:span><text:span text:style-name="T3">ł</text:span><text:span text:style-name="T5"> jejmo</text:span><text:span text:style-name="T3">ś</text:span><text:span text:style-name="T5">ci ksi</text:span><text:span text:style-name="T3">ążę</text:span><text:span text:style-name="T5"> podkancle</text:span><text:span text:style-name="T3">rzy:</text:span></text:p>
      <text:p text:style-name="P16"><text:span text:style-name="T3">- </text:span><text:span text:style-name="T5">Wa</text:span><text:span text:style-name="T3">ć</text:span><text:span text:style-name="T5">pani racz od</text:span><text:span text:style-name="T3">ł</text:span><text:span text:style-name="T5">o</text:span><text:span text:style-name="T3">ż</text:span><text:span text:style-name="T5">y</text:span><text:span text:style-name="T3">ć</text:span><text:span text:style-name="T5"> te sprawy na sejm p</text:span><text:span text:style-name="T3">óź</text:span><text:span text:style-name="T5">niejszy, teraz radzimy w obronie Rzeczypospolitej, nie przeszkadzaj nam Wasza Mo</text:span><text:span text:style-name="T3">ść</text:span><text:span text:style-name="T5">, bo wostatku ka</text:span><text:span text:style-name="T3">żę</text:span><text:span text:style-name="T5"> wyprowadzi</text:span><text:span text:style-name="T3">ć</text:span></text:p>
      <text:p text:style-name="P16"><text:span text:style-name="T3">- </text:span><text:span text:style-name="T5">Co mi po tej obronie? Samowola Pana Wojewody za ord</text:span><text:span text:style-name="T3">ę</text:span><text:span text:style-name="T5"> mi stanie...</text:span></text:p>
      <text:p text:style-name="P5"><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5">kownika</text:span> de Beaulieu, i rzek<text:span text:style-name="T3">ł</text:span>:</text:p>
      <text:p text:style-name="P17">-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7">-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7"/>
      <text:p text:style-name="P5">Sejm obradowa<text:span text:style-name="T3">ł</text:span><text:span text:style-name="T5"> dalej, chc</text:span><text:span text:style-name="T3">ą</text:span><text:span text:style-name="T5">c nie chc</text:span><text:span text:style-name="T3">ą</text:span><text:span text:style-name="T5">c,</text:span><text:span text:style-name="T5"> </text:span><text:span text:style-name="T5">spraw</text:span><text:span text:style-name="T3">ą</text:span><text:span text:style-name="T5"> zbieg</text:span><text:span text:style-name="T3">ł</text:span><text:span text:style-name="T5">ych ch</text:span><text:span text:style-name="T3">ł</text:span><text:span text:style-name="T5">op</text:span><text:span text:style-name="T3">ó</text:span><text:span text:style-name="T5">w pani Kunieckiej. Wreszcie winnego wojewod</text:span><text:span text:style-name="T3">ę</text:span><text:span text:style-name="T5"> ujawniono i ukarano: zap</text:span><text:span text:style-name="T3">ł</text:span><text:span text:style-name="T5">aci</text:span><text:span text:style-name="T3">ł</text:span><text:span text:style-name="T5"> 2000 z</text:span><text:span text:style-name="T3">ł</text:span><text:span text:style-name="T5">otych od razu i zosta</text:span><text:span text:style-name="T3">ł</text:span><text:span text:style-name="T5"> zobowiązany do wydania jednego zbieg</text:span><text:span text:style-name="T3">ł</text:span><text:span text:style-name="T5">ego ch</text:span><text:span text:style-name="T3">ł</text:span><text:span text:style-name="T5">opa. Ten akt wyczerpa</text:span><text:span text:style-name="T3">ł</text:span><text:span text:style-name="T5"> si</text:span><text:span text:style-name="T3">ł</text:span><text:span text:style-name="T5">y pos</text:span><text:span text:style-name="T3">łó</text:span><text:span text:style-name="T5">w i na dzie</text:span><text:span text:style-name="T3">ń</text:span><text:span text:style-name="T5"> dzisiejszy obrady zako</text:span><text:span text:style-name="T3">ń</text:span><text:span text:style-name="T5">czono. </text:span></text:p>
      <text:p text:style-name="P5">Panowie Starczy<text:span text:style-name="T3">ń</text:span><text:span text:style-name="T5">ski i Ostrowski wychodz</text:span><text:span text:style-name="T3">ą</text:span><text:span text:style-name="T5">c z Zamku kr</text:span><text:span text:style-name="T3">ó</text:span><text:span text:style-name="T5">lewskiego spotkali stra</text:span><text:span text:style-name="T3">ż</text:span><text:span text:style-name="T5">nika koronnego, Bidzi</text:span><text:span text:style-name="T3">ń</text:span><text:span text:style-name="T5">skiego. Ten odk</text:span><text:span text:style-name="T3">ł</text:span><text:span text:style-name="T5">oni</text:span><text:span text:style-name="T3">ł</text:span><text:span text:style-name="T5"> si</text:span><text:span text:style-name="T3">ę</text:span><text:span text:style-name="T5"> przyjacio</text:span><text:span text:style-name="T3">ł</text:span><text:span text:style-name="T5">om i wezwa</text:span><text:span text:style-name="T3">ł</text:span><text:span text:style-name="T5"> ich do siebie.</text:span></text:p>
      <text:p text:style-name="P16"><text:span text:style-name="T5">- </text:span><text:span text:style-name="T5">Moich </text:span><text:span text:style-name="T3">ż</text:span><text:span text:style-name="T5">o</text:span><text:span text:style-name="T3">ł</text:span><text:span text:style-name="T5">nierz</text:span><text:span text:style-name="T3">ó</text:span><text:span text:style-name="T5">w do polityki ci</text:span><text:span text:style-name="T3">ą</text:span><text:span text:style-name="T5">gnie?</text:span></text:p>
      <text:p text:style-name="P16"><text:span text:style-name="T5">- </text:span><text:span text:style-name="T3">Debaty o przyszłej kampanii posłuchać chcieliśmy. Jednak wiele dziś posłowie nie zdecydowali. W ten sposób to do lata kampanii nie wyszykować - narzekał pan Ostrowski.</text:span></text:p>
      <text:p text:style-name="P14">-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4">- Tak zamiaruję, nawet lepiej się wyposażyć niż roku przeszłego, bom dobra trochę od Tatarów nabrał. Na cztery konie mi starczy - chwalił się pan Stefan.</text:p>
      <text:p text:style-name="P16">- Widz<text:span text:style-name="T3">ę</text:span><text:span text:style-name="T5"> </text:span><text:span text:style-name="T3">ż</text:span><text:span text:style-name="T5">e u wa</text:span><text:span text:style-name="T3">ś</text:span><text:span text:style-name="T5">ci g</text:span><text:span text:style-name="T3">ł</text:span><text:span text:style-name="T5">owa na karku. A waszmo</text:span><text:span text:style-name="T3">ść</text:span><text:span text:style-name="T5"> cztery konie wystawisz? - spyta</text:span><text:span text:style-name="T3">ł</text:span><text:span text:style-name="T5"> si</text:span><text:span text:style-name="T3">ę</text:span><text:span text:style-name="T5"> pan stra</text:span><text:span text:style-name="T3">ż</text:span><text:span text:style-name="T5">nik Starczy</text:span><text:span text:style-name="T3">ń</text:span><text:span text:style-name="T5">skiego, kt</text:span><text:span text:style-name="T3">ó</text:span><text:span text:style-name="T5">ry przytakn</text:span><text:span text:style-name="T3">ął</text:span><text:span text:style-name="T5">.</text:span></text:p>
      <text:p text:style-name="P16"><text:span text:style-name="T5">- Z</text:span>atem b<text:span text:style-name="T3">ę</text:span><text:span text:style-name="T5">dziecie <text:s/>namiestnikami w waszych chor</text:span><text:span text:style-name="T3">ą</text:span><text:span text:style-name="T5">gwiach, bo dobrze si</text:span><text:span text:style-name="T3">ę</text:span><text:span text:style-name="T5"> dotychczas sprawili</text:span><text:span text:style-name="T3">ś</text:span><text:span text:style-name="T5">cie, pom</text:span><text:span text:style-name="T3">ó</text:span><text:span text:style-name="T5">wi</text:span><text:span text:style-name="T3">ę</text:span><text:span text:style-name="T5"> o tym z panem Mi</text:span><text:span text:style-name="T3">ą</text:span><text:span text:style-name="T5">czy</text:span><text:span text:style-name="T3">ń</text:span><text:span text:style-name="T5">skim</text:span><text:span text:style-name="T3">.</text:span></text:p>
      <text:p text:style-name="P1"/>
      <text:p text:style-name="P5">Sejm obradowa<text:span text:style-name="T3">ł</text:span><text:span text:style-name="T5"> a</text:span><text:span text:style-name="T3">ż</text:span><text:span text:style-name="T5"> do marca, uchwalaj</text:span><text:span text:style-name="T3">ą</text:span><text:span text:style-name="T5">c jednak wbrew wszelkim obawom i wbrew zakulisowym dzia</text:span><text:span text:style-name="T3">ł</text:span><text:span text:style-name="T5">aniom Pac</text:span><text:span text:style-name="T3">ó</text:span><text:span text:style-name="T5">w podatki na now</text:span><text:span text:style-name="T3">ą</text:span><text:span text:style-name="T5">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5"> </text:span>Pan hetman wielki koronny Sobieski <text:span text:style-name="T3">wyjechał </text:span>z pu<text:span text:style-name="T3">ł</text:span><text:span text:style-name="T5">kownikiem de Beaulieu do swej rezydencji w Jaworowie. Jechali kilka dni saniami. Pa</text:span><text:span text:style-name="T3">ł</text:span><text:span text:style-name="T5">ac Sobieskich </text:span><text:span text:style-name="T3">ś</text:span><text:span text:style-name="T5">wie</text:span><text:span text:style-name="T3">ż</text:span><text:span text:style-name="T5">o odbudowany po zniszczeniach, jakich dozna</text:span><text:span text:style-name="T3">ł</text:span><text:span text:style-name="T5"> od konfederat</text:span><text:span text:style-name="T3">ó</text:span><text:span text:style-name="T5">w go</text:span><text:span text:style-name="T3">łą</text:span><text:span text:style-name="T5">bskich wy</text:span><text:span text:style-name="T3">ł</text:span><text:span text:style-name="T5">oni</text:span><text:span text:style-name="T3">ł</text:span><text:span text:style-name="T5"> si</text:span><text:span text:style-name="T3">ę</text:span><text:span text:style-name="T5"> biel</text:span><text:span text:style-name="T3">ą</text:span><text:span text:style-name="T5"> swoich </text:span><text:span text:style-name="T3">ś</text:span><text:span text:style-name="T5">cian zza zakr</text:span><text:span text:style-name="T3">ę</text:span><text:span text:style-name="T5">tu alei.</text:span></text:p>
      <text:p text:style-name="P24"/>
      <text:p text:style-name="P16"><text:span text:style-name="T5">- ach, nigdy jeszcze nie widzia</text:span><text:span text:style-name="T3">ł</text:span><text:span text:style-name="T5">em tak pi</text:span><text:span text:style-name="T3">ę</text:span><text:span text:style-name="T5">knie uszykowanego i tak du</text:span><text:span text:style-name="T3">ż</text:span><text:span text:style-name="T5">ego stosu paliwa – powiedzia</text:span><text:span text:style-name="T3">ł</text:span><text:span text:style-name="T5"> pan de Beaulieu na widok drewnianego pa</text:span><text:span text:style-name="T3">ł</text:span><text:span text:style-name="T5">acu.</text:span></text:p>
      <text:p text:style-name="P16"><text:span text:style-name="T5">- B</text:span><text:span text:style-name="T3">ę</text:span><text:span text:style-name="T5">d</text:span><text:span text:style-name="T3">ą</text:span><text:span text:style-name="T5"> mieli nast</text:span><text:span text:style-name="T3">ę</text:span><text:span text:style-name="T5">pni konfederaci uciech</text:span><text:span text:style-name="T3">ę, gdy przeciw mnie si</text:span><text:span text:style-name="T3">ę</text:span><text:span text:style-name="T3"> podnios</text:span><text:span text:style-name="T3">ą</text:span><text:span text:style-name="T3">.</text:span></text:p>
      <text:p text:style-name="P16"><text:span text:style-name="T3">- Czy planuje wasza dostojno</text:span><text:span text:style-name="T3">ść</text:span><text:span text:style-name="T3"> kontrowersyjne posuni</text:span><text:span text:style-name="T3">ę</text:span><text:span text:style-name="T3">cia?</text:span></text:p>
      <text:p text:style-name="P16">- Posuni<text:span text:style-name="T3">ę</text:span><text:span text:style-name="T5">cia s</text:span><text:span text:style-name="T3">ą</text:span><text:span text:style-name="T5"> konieczne dla dobra tego kraju, widzi to ka</text:span><text:span text:style-name="T3">ż</text:span><text:span text:style-name="T5">dy...</text:span></text:p>
      <text:p text:style-name="P5"><text:span text:style-name="T5">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4">- Zanim czegokolwiek się tu dokona, obecne niebezpieczeństwo osmańskie zażegnać trzeba. Jednakowoż nie wiem, czy na wsparcie Francji liczyć w tym mogę.</text:p>
      <text:p text:style-name="P14">- Jego wysokość pragnie by Turcja sprzymierzeńców cesarza gromiła.</text:p>
      <text:p text:style-name="P14">- Rzeczpospolita nie musi być sprzymierzeńcem cesarza...</text:p>
      <text:p text:style-name="P14">- Przy obecnym królu i jego małżonce najwyraźniej musi.</text:p>
      <text:p text:style-name="P14">- Przy obecnym królu...</text:p>
      <text:p text:style-name="P14">- Wasza dostojność ma na myśli...</text:p>
      <text:p text:style-name="P14">-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4">- Francja pomoże, jeśli na tronie zasiądzie nieprzyjaciel Habsburgów.</text:p>
      <text:p text:style-name="P14">-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4">-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4">-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4">- Wpływy w Konstantynopolu użyte zostaną, bo ani osłabienie Rzeczypospolitej, ani marsz Turków na północ w interesie Francji nie leżą. Obawiam się jednak, że dyplomacja królewska dla was Kamieńca nie odzyska.</text:p>
      <text:p text:style-name="P5"><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21"/>
      <text:p text:style-name="P1"/>
      <text:list xml:id="list42584180" text:continue-numbering="true" text:style-name="Outline">
        <text:list-item>
          <text:h text:style-name="P9" text:outline-level="1"/>
        </text:list-item>
      </text:list>
      <text:p text:style-name="P5">Pan Stefan Ostrowski maszerowa<text:span text:style-name="T3">ł</text:span><text:span text:style-name="T5"> wraz z lekk</text:span><text:span text:style-name="T3">ą</text:span><text:span text:style-name="T5"> chor</text:span><text:span text:style-name="T3">ą</text:span><text:span text:style-name="T5">gwi</text:span><text:span text:style-name="T3">ą</text:span><text:span text:style-name="T5"> na czele wojska. Ponownie stanowili stra</text:span><text:span text:style-name="T3">ż</text:span><text:span text:style-name="T5"> przedni</text:span><text:span text:style-name="T3">ą</text:span><text:span text:style-name="T5"> armii koronnej posuwaj</text:span><text:span text:style-name="T3">ą</text:span><text:span text:style-name="T5">cej si</text:span><text:span text:style-name="T3">ę</text:span><text:span text:style-name="T5"> w głąb Rusi, w kierunku nieprzyjaciela, kt</text:span><text:span text:style-name="T3">ó</text:span><text:span text:style-name="T5">ry umocni</text:span><text:span text:style-name="T3">ł</text:span><text:span text:style-name="T5"> si</text:span><text:span text:style-name="T3">ę</text:span><text:span text:style-name="T5"> w okolicy Kamie</text:span><text:span text:style-name="T3">ń</text:span><text:span text:style-name="T5">ca Podolskiego. Wojsko polskie nie by</text:span><text:span text:style-name="T3">ł</text:span><text:span text:style-name="T5">o tym razem zebranym napr</text:span><text:span text:style-name="T3">ę</text:span><text:span text:style-name="T5">dce hufcem, aby odegna</text:span><text:span text:style-name="T3">ć</text:span><text:span text:style-name="T5"> zagony tatarskie pustosz</text:span><text:span text:style-name="T3">ą</text:span><text:span text:style-name="T5">ce kraj. Tym razem by</text:span><text:span text:style-name="T3">ł</text:span><text:span text:style-name="T5">a to powa</text:span><text:span text:style-name="T3">ż</text:span><text:span text:style-name="T5">na odpowied</text:span><text:span text:style-name="T3">ź</text:span><text:span text:style-name="T5"> Rzeczypospolitej, ca</text:span><text:span text:style-name="T3">ł</text:span><text:span text:style-name="T5">a armia jak</text:span><text:span text:style-name="T3">ą</text:span><text:span text:style-name="T5"> mo</text:span><text:span text:style-name="T3">ż</text:span><text:span text:style-name="T5">na by</text:span><text:span text:style-name="T3">ł</text:span><text:span text:style-name="T5">o wystawi</text:span><text:span text:style-name="T3">ć</text:span><text:span text:style-name="T5">, tym razem mieli zaatakowa</text:span><text:span text:style-name="T3">ć</text:span><text:span text:style-name="T5"> g</text:span><text:span text:style-name="T3">łó</text:span><text:span text:style-name="T5">wne si</text:span><text:span text:style-name="T3">ł</text:span><text:span text:style-name="T5">y tureckie. Za plecami pana Ostrowskiego maszerowa</text:span><text:span text:style-name="T3">ł</text:span><text:span text:style-name="T5">a zatem chor</text:span><text:span text:style-name="T3">ą</text:span><text:span text:style-name="T5">giew pancerna pod dow</text:span><text:span text:style-name="T3">ó</text:span><text:span text:style-name="T5">dztwem pana Starczy</text:span><text:span text:style-name="T3">ń</text:span><text:span text:style-name="T5">skiego, inne chor</text:span><text:span text:style-name="T3">ą</text:span><text:span text:style-name="T5">gwie lekkie i pancerne, dalej husarze ze swoimi skrzyd</text:span><text:span text:style-name="T3">ł</text:span><text:span text:style-name="T5">ami - p</text:span><text:span text:style-name="T3">ó</text:span><text:span text:style-name="T5">ki co wiezionymi na wozach wraz z kopiami. Dalej jeszcze maszerowali liczni dragoni, potem ci</text:span><text:span text:style-name="T3">ęż</text:span><text:span text:style-name="T5">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21">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21"/>
      <text:p text:style-name="P22">* * *</text:p>
      <text:p text:style-name="P21"/>
      <text:p text:style-name="P21">Pan hetman skończył przedstawiać swój plan wojny, zaktualizowany na podstawie ostatnich doniesień o rozlokowaniu i zamiarach wojsk tureckich, dostojnikom zebranym na ostatniej przed orężnym rozstrzygnięciem naradzie we Lwowie. </text:p>
      <text:p text:style-name="P14">-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4">- Wojska litewskie, czyli ochotnicy litewscy, zbyt nieliczni na tej wyprawie będą, by się jeszcze rozdzielać - zaoponował hetman wielki litewski, Michał Pac.</text:p>
      <text:p text:style-name="P14">- Jakże to, ochotnicy - zdziwił się hetman wielki koronny - przecie na sejmie w Warszawie komput litewski uchwaliliśmy, zebrać już się dawno powinien i wyruszyć...</text:p>
      <text:p text:style-name="P14">- Komput litewski zebrał się, ale poza granice Litwy nie wyruszy.</text:p>
      <text:p text:style-name="P14">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4">- Co Wasza Dostojność mówisz, wróg w granicach Rzeczypospolitej, całe południe kraju zagrożone...?</text:p>
      <text:p text:style-name="P14">- Obronę całych południowych granic za wzięciem Kijowa i Bracławia w 1569 roku panowie koronni na się wziąć raczyli - odparł Pac.</text:p>
      <text:p text:style-name="P14">- Mości panowie, tak być nie może - przemówił wreszcie król - Turek nie wojuje z Litwą, czy z Koroną, czy z Rzeczpospolitą tylko nawet, lecz całego chrześcijaństwa to nieprzyjaciel.</text:p>
      <text:p text:style-name="P21"><text:soft-page-break/>Zupełnie przypadkowo król trafił w czułą strunę hetmana litewskiego. Wiedząc o tym, biskup krakowski Trzebicki pociągnął wątek:</text:p>
      <text:p text:style-name="P14">- Zaiste, grzechem by to było nie tylko nieposłuszeństwa i pychy wobec króla tej Rzeczypospolitej, grzechem powiadam, ale bezbożnym postępkiem chcesz się, wielmożny hetmanie splamić... Proszę cię ja, sługa Boży, wspomóż walkę z poganinem...</text:p>
      <text:p text:style-name="P21">Hetman wielki litewski dał się najwyraźniej przekonać:</text:p>
      <text:p text:style-name="P14">- Dobrze, dla obrony chrześcijaństwa jedynie, a nie dla czyjejś osobistej chwały - tu spojrzał na Sobieskiego - Litwini wyruszą na tę wojnę... Kamieniec miniemy na początku listopada...</text:p>
      <text:p text:style-name="P21">Dalej narada potoczyła się normalnym wojskowym torem. Sobieski jednak miał kolejne powody, by rozmyślać nad sposobami zwiększenia dyscypliny wojskowej - tym razem wśród najwyższego dowództwa.</text:p>
      <text:p text:style-name="P21"/>
      <text:p text:style-name="P22">* * *</text:p>
      <text:p text:style-name="P21"/>
      <text:p text:style-name="P16">- Wołosi są z nami! - Wyczy<text:span text:style-name="T3">ń</text:span><text:span text:style-name="T5">ski przybieg</text:span><text:span text:style-name="T3">ł</text:span><text:span text:style-name="T5"> z nowin</text:span><text:span text:style-name="T3">ą</text:span><text:span text:style-name="T5">.</text:span></text:p>
      <text:p text:style-name="P16"><text:span text:style-name="T5">- To ju</text:span><text:span text:style-name="T3">ż</text:span><text:span text:style-name="T5"> wiemy, chor</text:span><text:span text:style-name="T3">ą</text:span><text:span text:style-name="T5">gwie wo</text:span><text:span text:style-name="T3">ł</text:span><text:span text:style-name="T5">oskie maszeruj</text:span><text:span text:style-name="T3">ą</text:span><text:span text:style-name="T5"> z nami od dw</text:span><text:span text:style-name="T3">ó</text:span><text:span text:style-name="T5">ch miesi</text:span><text:span text:style-name="T3">ę</text:span><text:span text:style-name="T5">cy - odpar</text:span><text:span text:style-name="T3">ł</text:span><text:span text:style-name="T5"> pan Starczy</text:span><text:span text:style-name="T3">ń</text:span><text:span text:style-name="T5">ski.</text:span></text:p>
      <text:p text:style-name="P16"><text:span text:style-name="T5">- Ale</text:span><text:span text:style-name="T3">ż</text:span><text:span text:style-name="T5">, m</text:span><text:span text:style-name="T3">ó</text:span><text:span text:style-name="T5">wi</text:span><text:span text:style-name="T3">ę</text:span><text:span text:style-name="T5">, prawdziwi Wo</text:span><text:span text:style-name="T3">ł</text:span><text:span text:style-name="T5">osi z obozu tureckiego przeszli na nasz</text:span><text:span text:style-name="T3">ą</text:span><text:span text:style-name="T5"> stron</text:span><text:span text:style-name="T3">ę</text:span><text:span text:style-name="T5">. W</text:span><text:span text:style-name="T3">ł</text:span><text:span text:style-name="T5">a</text:span><text:span text:style-name="T3">ś</text:span><text:span text:style-name="T5">nie pan Bidzi</text:span><text:span text:style-name="T3">ń</text:span><text:span text:style-name="T5">ski im wydawa</text:span><text:span text:style-name="T3">ł</text:span><text:span text:style-name="T5"> rozkazy. S</text:span><text:span text:style-name="T3">ł</text:span><text:span text:style-name="T5">ysza</text:span><text:span text:style-name="T3">łem jak mówił, że to dobrze że Chrześcijanie pogan opuszczają.</text:span></text:p>
      <text:p text:style-name="P16"><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21"/>
      <text:p text:style-name="P21">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21">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4">- Tuszę iż Waćpan w rozprawie jutrzejszej obficie krwią nieprzyjaciela ten awans zapieczętujesz - zakończył przemowy pan Sobieski i poszedł dalej, inne oddziały wizytować.</text:p>
      <text:p text:style-name="P21">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21"><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21"/>
      <text:p text:style-name="P14">- Ruszmy im na pomoc, dalibóg, oni tam okop za nas zdobędą! - niecierpliwił się pocztowy Wyczyński</text:p>
      <text:p text:style-name="P14">- Stać, na rozkaz hetmana jegomości czekamy! - Starczyński powstrzymywał co chwila swych podkomendnych.</text:p>
      <text:p text:style-name="P21"/>
      <text:p text:style-name="P21">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21"/>
      <text:p text:style-name="P21">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21"/>
      <text:p text:style-name="P21">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21"/>
      <text:p text:style-name="P21">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21">- Czuj duch, Turcy chcą się przebić! Powitamy ich tu godnie!</text:p>
      <text:p text:style-name="P21">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21"/>
      <text:p text:style-name="P21">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21"/>
      <text:p text:style-name="P21">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21"/>
      <text:p text:style-name="P21">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21"/>
      <text:p text:style-name="P21"><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21"/>
      <text:p text:style-name="P21">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21"/>
      <text:p text:style-name="P21"><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21">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21">Dnia 17 listopada do chorągwi dopadł pan Aleksander Nowosielski, przysłany przez pana Sieniawskiego z Jassów, rozkazy nowe i informacje przywożąc.</text:p>
      <text:p text:style-name="P14">- Mości panowie, wracamy do Polski! Rozkazy hetmańskie wydane - kampanii koniec!</text:p>
      <text:p text:style-name="P14">- Koniec kampanii? Kamieniec zdobyty?</text:p>
      <text:p text:style-name="P14">- Kamieniec w tureckim ręku pobędzie, pan hetman od oblężenia odstąpił, bo Litwini do domu poszli.</text:p>
      <text:p text:style-name="P14">- Zdrajcy Boćwinkowie! Tchórze!</text:p>
      <text:p text:style-name="P14">- Na rozkaz hetmana litewskiego, wielmożnego pana Paca zaraz prawie po bitwie chocimskiej na Litwę się udali... Może też i dlatego króla jegomości, świeć Panie nad jego poczciwą duszą, apopleksja trafiła...</text:p>
      <text:p text:style-name="P14">- Co waść prawisz?!</text:p>
      <text:p text:style-name="P14">- To waszmościowie nie wiecie? Najjaśniejszy pan we Lwowie tuż po naszej wiktorii ducha wyzionął! </text:p>
      <text:p text:style-name="P14"/>
      <text:p text:style-name="P21"/>
      <text:p text:style-name="P21"/>
      <text:p text:style-name="P21"/>
      <text:list xml:id="list42559385" text:continue-numbering="true" text:style-name="Outline">
        <text:list-item>
          <text:h text:style-name="P9" text:outline-level="1"/>
        </text:list-item>
      </text:list>
      <text:p text:style-name="P5">Pan hetman Sobieski spieszy<text:span text:style-name="T3">ł</text:span><text:span text:style-name="T5"> si</text:span><text:span text:style-name="T3">ę</text:span><text:span text:style-name="T5">. T</text:span><text:span text:style-name="T3">ę</text:span><text:span text:style-name="T5">skni</text:span><text:span text:style-name="T3">ł</text:span><text:span text:style-name="T5"> za domem, za ma</text:span><text:span text:style-name="T3">łż</text:span><text:span text:style-name="T5">onk</text:span><text:span text:style-name="T3">ą</text:span><text:span text:style-name="T5"> kt</text:span><text:span text:style-name="T3">ó</text:span><text:span text:style-name="T5">r</text:span><text:span text:style-name="T3">ą</text:span><text:span text:style-name="T5"> kocha</text:span><text:span text:style-name="T3">ł</text:span><text:span text:style-name="T5"> nad </text:span><text:span text:style-name="T3">ż</text:span><text:span text:style-name="T5">ycie, i za synem w kt</text:span><text:span text:style-name="T3">ó</text:span><text:span text:style-name="T5">rym pok</text:span><text:span text:style-name="T3">ł</text:span><text:span text:style-name="T5">ada</text:span><text:span text:style-name="T3">ł</text:span><text:span text:style-name="T5"> wielkie nadzieje, jednak nie do domu w Jaworowie gna</text:span><text:span text:style-name="T3">ł</text:span><text:span text:style-name="T5"> po zako</text:span><text:span text:style-name="T3">ń</text:span><text:span text:style-name="T5">czeniu kampanii wojennej w Mo</text:span><text:span text:style-name="T3">ł</text:span><text:span text:style-name="T5">dawii, jeno na spotkania kt</text:span><text:span text:style-name="T3">ó</text:span><text:span text:style-name="T5">re po </text:span><text:span text:style-name="T3">ś</text:span><text:span text:style-name="T5">mierci kr</text:span><text:span text:style-name="T3">ó</text:span><text:span text:style-name="T5">la Micha</text:span><text:span text:style-name="T3">ł</text:span><text:span text:style-name="T5">a zdecydowa</text:span><text:span text:style-name="T3">ć</text:span><text:span text:style-name="T5"> mia</text:span><text:span text:style-name="T3">ł</text:span><text:span text:style-name="T5">y o posuni</text:span><text:span text:style-name="T3">ę</text:span><text:span text:style-name="T5">ciach politycznych pana hetmana. Dla wielu os</text:span><text:span text:style-name="T3">ó</text:span><text:span text:style-name="T5">b </text:span><text:span text:style-name="T3">ś</text:span><text:span text:style-name="T5">mier</text:span><text:span text:style-name="T3">ć</text:span><text:span text:style-name="T5"> ta nie by</text:span><text:span text:style-name="T3">ł</text:span><text:span text:style-name="T5">a zaskoczeniem, Micha</text:span><text:span text:style-name="T3">ł</text:span><text:span text:style-name="T5"> Wi</text:span><text:span text:style-name="T3">ś</text:span><text:span text:style-name="T5">niowiecki nigdy nie tryska</text:span><text:span text:style-name="T3">ł</text:span><text:span text:style-name="T5"> zdrowiem, za</text:span><text:span text:style-name="T3">ś</text:span><text:span text:style-name="T5"> na jesieni 1673 roku by</text:span><text:span text:style-name="T3">ł</text:span><text:span text:style-name="T5"> wyra</text:span><text:span text:style-name="T3">ź</text:span><text:span text:style-name="T5">nie powa</text:span><text:span text:style-name="T3">ż</text:span><text:span text:style-name="T5">nie chory. Spodziewa</text:span><text:span text:style-name="T3">ł</text:span><text:span text:style-name="T5"> si</text:span><text:span text:style-name="T3">ę</text:span><text:span text:style-name="T5"> zatem pan hetman, </text:span><text:span text:style-name="T3">ż</text:span><text:span text:style-name="T5">e do Lwowa zjedzie si</text:span><text:span text:style-name="T3">ę</text:span><text:span text:style-name="T5"> wiele wp</text:span><text:span text:style-name="T3">ł</text:span><text:span text:style-name="T5">ywowych os</text:span><text:span text:style-name="T3">ó</text:span><text:span text:style-name="T5">b z kraju i zagranicy zanim jeszcze wrzenie polityczne ogarnie ca</text:span><text:span text:style-name="T3">ł</text:span><text:span text:style-name="T5">y nar</text:span><text:span text:style-name="T3">ó</text:span><text:span text:style-name="T5">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21"/>
      <text:p text:style-name="P21">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4">- Halt! Werda! - krzyknął pieszy żołnierz.</text:p>
      <text:p text:style-name="P14">- Coś za jeden? - odkrzyknął dowódca konnych</text:p>
      <text:p text:style-name="P14">- My tu straż trzymamy, coby obcy do karczmy nie wchodzili. Kto wy?</text:p>
      <text:p text:style-name="P14">- Zdejmij kaptur, drabie, z wojewodą ruskim mówisz! - powiedział jeden z jeźdźców.</text:p>
      <text:p text:style-name="P14">- Wasza wielmożność wybaczy, pan hetman kazał pytać... pan hetman prosi wasze wielmożności do gospody...</text:p>
      <text:p text:style-name="P21">Pan wojewoda Jabłonowski przekroczył próg karczmy, w której przy jedynym zajętym dużym stole pośrodku izby siedziało kilku znanych mu oficerów, a przede wszystkim pan hetman wielki koronny Jan Sobieski. Jego sekretarz wojenny, pan namiestnik Urbański, dokładał właśnie do pieca. Pan generał Kątski, dowódca artylerii koronnej, stawiał na stole kociołek z grzanym piwem. Karczmarza ani pozostałej obsługi nie było nigdzie widać. Jabłonowski pokłonił się <text:s/>panu hetmanowi i pozostałym obecnym. </text:p>
      <text:p text:style-name="P21">Doda<text:span text:style-name="T3">ć</text:span> do uczestnik<text:span text:style-name="T3">ó</text:span>w narady pana Atanazego Mi<text:span text:style-name="T3">ą</text:span>czy<text:span text:style-name="T3">ń</text:span>skiego.</text:p>
      <text:p text:style-name="P16">- Radzi<text:span text:style-name="T3">ś</text:span><text:span text:style-name="T5">my powita</text:span><text:span text:style-name="T3">ć</text:span><text:span text:style-name="T5">, mo</text:span><text:span text:style-name="T3">ści panie wojewodo, żeście się od zdobywania Mołdawii oderwali i ku nam przyjechali - zagaił pan hetman - azali żołnierzy waszmości przejął pan Sieniawski?</text:span></text:p>
      <text:p text:style-name="P14">-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14">- Nie chcą walczyć wasi żołnierze bez pieniędzy, ha? Moje armaty bez prochu też nie chcą strzelać, ne c'est pas, a pieniądze na tę wojnę już nie ma - powiedział generał.</text:p>
      <text:p text:style-name="P14">-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14"><text:soft-page-break/>- To zależy od tego, kto królem zostanie. Jeśli wódz wielki, od wojska kochany, przez Turka obawiany, to po jednym zwycięstwie walnym wojna się skończyć może - rzekł pan Bidziński, na hetmana patrząc znacząco.</text:p>
      <text:p text:style-name="P14">-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4">-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4">- Bo szlachta podatków nie płaci... - cicho ozwał się Stanisław Morsztyn, jako ranny leżący w łożu między stołem a kominkiem.</text:p>
      <text:p text:style-name="P21">Cisza zapadła w izbie, bo pan Stanisław powiedział coś, co każdy z zebranych myślał, ale czego się wypowiedzieć nie ważył.</text:p>
      <text:p text:style-name="P14">-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4">- To i z tym uchwalaniem różnie bywa - wtrącił Jabłonowski - jak sejm zerwą, to i nic nie uchwalą, choćby wróg u bram stał.</text:p>
      <text:p text:style-name="P14">- Tak, zrywanie sejmów to kolejna sprawa, którą król następny zająć się musi - powiedział pan hetman.</text:p>
      <text:p text:style-name="P14">- Liberum Veto jest jednak fundamentem wolności naszych - rzekł Jan Andrzej Morsztyn - w naszej Rzeczypospolitej, która jest domem dla wielu różnych prowincji, jest taki instrument potrzebny, bo inaczej absolutum dominium grozi, jak dowodzi pan Fredro.</text:p>
      <text:p text:style-name="P14">- To może Liberum Veto jeno na czas wojny zawieszać, bo przecie inaczej o obronie obradować nie sposób - upierał się Jabłonowski.</text:p>
      <text:p text:style-name="P14">- Byłby to sposób, który brać szlachecka zaakceptuje, aby wszystkie sejmy na czas wojny skonfederowanymi ogłaszać. A z panem Fredrą porozmawiać też muszę i o części naszych planów opowiedzieć - postanowił Sobieski.</text:p>
      <text:p text:style-name="P14">- Czemu jednak brać szlachecka miała by zaaprobować konfederowanie sejmów i ograniczenie Liberum Veto? - drążył Morsztyn.</text:p>
      <text:p text:style-name="P14">- Przedstawimy to na konwokacji jako pomysł na ograniczenie samowoli magnatów - zaproponował pan hetman - Też i inne zmiany, których dokonać musimy, tak ukażemy, to i łatwiej to panowie bracia przełkną.</text:p>
      <text:p text:style-name="P14">-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4">- To już mi Makiawelowe plany podsuwacie - rzekł Sobieski.</text:p>
      <text:p text:style-name="P14">-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4"><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4">-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4">- Jak spiskować, to spiskować - Kątski opróżniwszy garniec nabrał zapału do planów politycznych - to już wprowadźmy na tron dynastię Sobieskich, wybierając jaśnie wielmożnego hetmana oraz jego syna na królów.</text:p>
      <text:p text:style-name="P14">- Dynastia?! - podniosły się oburzone głosy.</text:p>
      <text:p text:style-name="P14">- A tak! Dynastia ma sens - upierał się Kątski - Primo, młodzieniec wychowany do rządzenia będzie wiedział jak rządzić w tym kraju. Secundo, żaden z naszych sąsiadów nie będzie się mieszał do elekcji.</text:p>
      <text:p text:style-name="P14">- Waść nam to z matematyczną precyzją zalety wyłożysz, a tu trzeba elektorów na Woli przekonać.</text:p>
      <text:p text:style-name="P21">Kątski napił się jeszcze grzańca i rzekł: </text:p>
      <text:p text:style-name="P14">- Każdy z nas kraje zagraniczne dobrze zna i wie, jak tam się rządzi. To, co u nich działa, i w Rzeczypospolitej zadziałać musi, bo natura ludzka wszędzie jednaka.</text:p>
      <text:p text:style-name="P14">- To może i podatki regularne od szlachty waść nam zaproponujesz, jak w tych zagranicznych tyraniach?! - zakrzyknął Bidziński - toż my tu nad tyranią dyskutujemy, co ostatni grosz z człowieka zdziera!</text:p>
      <text:p text:style-name="P14">- A tak! Podatki szlachta płacić musi. Czemu teraz stałych podatków od szlachty nie ma?</text:p>
      <text:p text:style-name="P14">- Bo kraju bronić mają!</text:p>
      <text:p text:style-name="P14">- A bronią?</text:p>
      <text:p text:style-name="P14">- Nie bronią, bo jak już się zbiorą, to politykują - odezwał się ze swego łoża pan Stanisław Morsztyn.</text:p>
      <text:p text:style-name="P21">Znowu zapadła cisza. Każdy wiedział, że taka była prawda, a przykład najlepszy z niedawną konfederacją gołębiewską mieli.</text:p>
      <text:p text:style-name="P14">-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4">-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6">oskarżymy</text:span>.</text:p>
      <text:p text:style-name="P14">- I jak przyjdzie czas, z głosowania wyłączymy - wtrącił wojewoda Jabłonowski.</text:p>
      <text:p text:style-name="P5"><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4">-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4">- Jednak na taką kampanię przed elekcją gotówki trzeba wiele - wtrącił pan Jan Andrzej Morsztyn - a ja ze skarbu nie dam, nawet gdyby w skarbie było. Cnotą nasz kandydat błyszczeć jak Cyncynat musi.</text:p>
      <text:p text:style-name="P14">-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14"><text:s/></text:p>
      <text:p text:style-name="P5">Do p<text:span text:style-name="T3">óź</text:span><text:span text:style-name="T5">nej nocy omawiali szczeg</text:span><text:span text:style-name="T3">ół</text:span><text:span text:style-name="T5">y i</text:span><text:span text:style-name="T3">ście makiawelicznego </text:span><text:span text:style-name="T5">planu, kt</text:span><text:span text:style-name="T3">ó</text:span><text:span text:style-name="T5">ry wynie</text:span><text:span text:style-name="T3">ść</text:span><text:span text:style-name="T5"> mia</text:span><text:span text:style-name="T3">ł</text:span><text:span text:style-name="T5">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5">, zatem przyjaciele Sobieskiego byli dobrej my</text:span><text:span text:style-name="T3">ś</text:span><text:span text:style-name="T5">li. Jego samego za</text:span><text:span text:style-name="T3">ś</text:span><text:span text:style-name="T5"> trapi</text:span><text:span text:style-name="T3">ł</text:span><text:span text:style-name="T5">a raczej my</text:span><text:span text:style-name="T3">śl</text:span><text:span text:style-name="T5"> o reakcji jego </text:span><text:span text:style-name="T3">ś</text:span><text:span text:style-name="T5">miertelnych wrog</text:span><text:span text:style-name="T3">ó</text:span><text:span text:style-name="T5">w politycznych, kt</text:span><text:span text:style-name="T3">ó</text:span><text:span text:style-name="T5">rzy mimo wszelkich pozor</text:span><text:span text:style-name="T3">ó</text:span><text:span text:style-name="T5">w praworz</text:span><text:span text:style-name="T3">ą</text:span><text:span text:style-name="T5">dno</text:span><text:span text:style-name="T3">ś</text:span><text:span text:style-name="T5">ci plany Sobieskiego na pewno torpedowa</text:span><text:span text:style-name="T3">ć</text:span><text:span text:style-name="T5"> b</text:span><text:span text:style-name="T3">ę</text:span><text:span text:style-name="T5">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21"/>
      <text:p text:style-name="P22">* * *</text:p>
      <text:p text:style-name="P21">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21"><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21">Wojska większa część idzie za Wisłę, piechoty wszystkie, bo tu na tej stronie pustki wielkie. A przydadzą się nam przy przedsięwzięciach, które już zaraz w roku nowym powziąć musimy.</text:p>
      <text:p text:style-name="P14"/>
      <text:p text:style-name="P22">* * *</text:p>
      <text:p text:style-name="P23">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6">- trzeba konwokacj<text:span text:style-name="T3">ę</text:span><text:span text:style-name="T5"> jak najwcze</text:span><text:span text:style-name="T3">ś</text:span><text:span text:style-name="T5">niej zwo</text:span><text:span text:style-name="T3">ł</text:span><text:span text:style-name="T5">a</text:span><text:span text:style-name="T3">ć - perorował Trzebicki -</text:span><text:span text:style-name="T5"> p</text:span><text:span text:style-name="T3">ó</text:span><text:span text:style-name="T5">ki si</text:span><text:span text:style-name="T3">ę</text:span><text:span text:style-name="T5"> zapa</text:span><text:span text:style-name="T3">ł</text:span><text:span text:style-name="T5"> szlachecki i dar jedno</text:span><text:span text:style-name="T3">śc</text:span><text:span text:style-name="T5">i politycznej w obronie wolno</text:span><text:span text:style-name="T3">ś</text:span><text:span text:style-name="T5">ci tego kraju, dar jedno</text:span><text:span text:style-name="T3">ś</text:span><text:span text:style-name="T5">ci powiadam, p</text:span><text:span text:style-name="T3">ó</text:span><text:span text:style-name="T5">ki dzia</text:span><text:span text:style-name="T3">ł</text:span><text:span text:style-name="T5">a, aby si</text:span><text:span text:style-name="T3">ę</text:span><text:span text:style-name="T5"> nie skrzykn</text:span><text:span text:style-name="T3">ę</text:span><text:span text:style-name="T5">li, nie zorganizowali wrogowie tego, kt</text:span><text:span text:style-name="T3">ó</text:span><text:span text:style-name="T5">ry sam jeden obron</text:span><text:span text:style-name="T3">ę</text:span><text:span text:style-name="T5"> tego kraju i wiary </text:span><text:span text:style-name="T3">ś</text:span><text:span text:style-name="T5">wi</text:span><text:span text:style-name="T3">ę</text:span><text:span text:style-name="T5">tej na swych plecach d</text:span><text:span text:style-name="T3">ź</text:span><text:span text:style-name="T5">wiga, powiadam, obron</text:span><text:span text:style-name="T3">ę</text:span><text:span text:style-name="T5"> wiary.</text:span></text:p>
      <text:p text:style-name="P16"><text:span text:style-name="T5">- Palec Bo</text:span><text:span text:style-name="T3">ż</text:span><text:span text:style-name="T5">y w tym, </text:span><text:span text:style-name="T3">ż</text:span><text:span text:style-name="T5">e nasz przyjaciel, Cesarza przyjaciel, ja</text:span><text:span text:style-name="T3">ś</text:span><text:span text:style-name="T5">nie wielmo</text:span><text:span text:style-name="T3">ż</text:span><text:span text:style-name="T5">ny pan hetman litewski Pac wcze</text:span><text:span text:style-name="T3">ś</text:span><text:span text:style-name="T5">niej z kampanii wojennej wr</text:span><text:span text:style-name="T3">ó</text:span><text:span text:style-name="T5">ci</text:span><text:span text:style-name="T3">ł - odpar</text:span><text:span text:style-name="T3">ł</text:span><text:span text:style-name="T3"> prymas -</text:span><text:span text:style-name="T5"> on konwokacj</text:span><text:span text:style-name="T3">ę</text:span><text:span text:style-name="T5"> po naszej my</text:span><text:span text:style-name="T3">ś</text:span><text:span text:style-name="T5">li przeprowadzi</text:span><text:span text:style-name="T3">ć</text:span><text:span text:style-name="T5"> pomo</text:span><text:span text:style-name="T3">ż</text:span><text:span text:style-name="T5">e.</text:span></text:p>
      <text:p text:style-name="P16"><text:span text:style-name="T5">- Palec Bo</text:span><text:span text:style-name="T3">ż</text:span><text:span text:style-name="T5">y kaza</text:span><text:span text:style-name="T3">ł</text:span><text:span text:style-name="T5"> panu Pacowi litewskie wojsko z wojny z bezbo</text:span><text:span text:style-name="T3">ż</text:span><text:span text:style-name="T5">nym Turkiem niezako</text:span><text:span text:style-name="T3">ń</text:span><text:span text:style-name="T5">czonej, z wojny powiadam wyprowadzi</text:span><text:span text:style-name="T3">ć</text:span><text:span text:style-name="T5">? - zdziwi</text:span><text:span text:style-name="T3">ł</text:span><text:span text:style-name="T5"> si</text:span><text:span text:style-name="T3">ę</text:span><text:span text:style-name="T5"> biskup.</text:span></text:p>
      <text:p text:style-name="P16"><text:span text:style-name="T5">- Jego wielmo</text:span><text:span text:style-name="T3">ż</text:span><text:span text:style-name="T5">no</text:span><text:span text:style-name="T3">ść</text:span><text:span text:style-name="T5"> pan hetman litewski pobo</text:span><text:span text:style-name="T3">ż</text:span><text:span text:style-name="T5">ny wielce i wszystko co robi, na chwa</text:span><text:span text:style-name="T3">łę Pana robi</text:span><text:span text:style-name="T5">...</text:span></text:p>
      <text:p text:style-name="P16"><text:span text:style-name="T5">- Pobo</text:span><text:span text:style-name="T3">ż</text:span><text:span text:style-name="T5">ny nie znaczy zbawiony - odpar</text:span><text:span text:style-name="T3">ł</text:span><text:span text:style-name="T5"> biskup - a konwokacj</text:span><text:span text:style-name="T3">ę</text:span><text:span text:style-name="T5"> zwo</text:span><text:span text:style-name="T3">ł</text:span><text:span text:style-name="T5">a</text:span><text:span text:style-name="T3">ć</text:span><text:span text:style-name="T5"> trzeba wkr</text:span><text:span text:style-name="T3">ó</text:span><text:span text:style-name="T5">tce, bo i elekcja musi by</text:span><text:span text:style-name="T3">ć</text:span><text:span text:style-name="T5"> niezad</text:span><text:span text:style-name="T3">ł</text:span><text:span text:style-name="T5">ugo i sprawnie, elekcja powiadam musi by</text:span><text:span text:style-name="T3">ć</text:span><text:span text:style-name="T5"> zako</text:span><text:span text:style-name="T3">ń</text:span><text:span text:style-name="T5">czon</text:span><text:span text:style-name="T3">ą</text:span><text:span text:style-name="T5">. Wr</text:span><text:span text:style-name="T3">ó</text:span><text:span text:style-name="T5">g w granicach jeszcze.</text:span></text:p>
      <text:p text:style-name="P5"><text:span text:style-name="T5">Pr</text:span><text:span text:style-name="T3">ę</text:span><text:span text:style-name="T5">dkie konwokacji przeprowadzenie by</text:span><text:span text:style-name="T3">ł</text:span><text:span text:style-name="T5">o i po prymasa my</text:span><text:span text:style-name="T3">ś</text:span><text:span text:style-name="T5">li. Nie chcia</text:span><text:span text:style-name="T3">ł</text:span><text:span text:style-name="T5"> on bowiem, aby Sobieski na przebieg elekcji wp</text:span><text:span text:style-name="T3">ł</text:span><text:span text:style-name="T5">yw zyska</text:span><text:span text:style-name="T3">ł</text:span><text:span text:style-name="T5">, co przy jego s</text:span><text:span text:style-name="T3">ł</text:span><text:span text:style-name="T5">awie wojennej </text:span><text:span text:style-name="T3">zdarzyć</text:span><text:span text:style-name="T5"> si</text:span><text:span text:style-name="T3">ę</text:span><text:span text:style-name="T5"> mog</text:span><text:span text:style-name="T3">ł</text:span><text:span text:style-name="T5">o. Jeszcze doprowadzi</text:span><text:span text:style-name="T3">ł</text:span><text:span text:style-name="T5">by do wyboru jakiego</text:span><text:span text:style-name="T3">ś</text:span><text:span text:style-name="T5">,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5">D</text:span><text:span text:style-name="T3">ł</text:span><text:span text:style-name="T5">ugo zatem dyskutowali wielebni biskupi tej listopadowej nocy, bo i Trzebicki g</text:span><text:span text:style-name="T3">ł</text:span><text:span text:style-name="T5">osu swego ch</text:span><text:span text:style-name="T3">ę</text:span><text:span text:style-name="T5">tnie s</text:span><text:span text:style-name="T3">ł</text:span><text:span text:style-name="T5">ucha</text:span><text:span text:style-name="T3">ł.</text:span><text:span text:style-name="T5"> Jednak zdecydowano zwo</text:span><text:span text:style-name="T3">ł</text:span><text:span text:style-name="T5">a</text:span><text:span text:style-name="T3">ć</text:span><text:span text:style-name="T5"> sejm konwokacyjny do Warszawy na dzie</text:span><text:span text:style-name="T3">ń</text:span><text:span text:style-name="T5"> 15 stycznia 1674 roku.</text:span></text:p>
      <text:p text:style-name="P24"/>
      <text:p text:style-name="P25">* * *</text:p>
      <text:p text:style-name="P25"/>
      <text:p text:style-name="P20"><text:span text:style-name="T5">Kapitan de Gourdant, </text:span><text:span text:style-name="T3">ż</text:span><text:span text:style-name="T5">ylasty Normandczyk o oczach koloru, jakie <text:s/>morza p</text:span><text:span text:style-name="T3">ół</text:span><text:span text:style-name="T5">nocne miewaj</text:span><text:span text:style-name="T3">ą</text:span><text:span text:style-name="T5"> w lutym przyjmowa</text:span><text:span text:style-name="T3">ł</text:span><text:span text:style-name="T5"> meldunki ze stacji manewrowych o rzucaniu kolejnych cum. Statek „Portefaix”, na kt</text:span><text:span text:style-name="T3">ó</text:span><text:span text:style-name="T5">rym od niedawna by</text:span><text:span text:style-name="T3">ł</text:span><text:span text:style-name="T5"> dow</text:span><text:span text:style-name="T3">ó</text:span><text:span text:style-name="T5">dc</text:span><text:span text:style-name="T3">ą</text:span><text:span text:style-name="T5">, odrywa</text:span><text:span text:style-name="T3">ł</text:span><text:span text:style-name="T5"> si</text:span><text:span text:style-name="T3">ę</text:span><text:span text:style-name="T5"> poma</text:span><text:span text:style-name="T3">ł</text:span><text:span text:style-name="T5">u od nabrze</text:span><text:span text:style-name="T3">ż</text:span><text:span text:style-name="T5">a w Dunkierce i, wyci</text:span><text:span text:style-name="T3">ą</text:span><text:span text:style-name="T5">gany przez </text:span><text:span text:style-name="T3">łó</text:span><text:span text:style-name="T5">d</text:span><text:span text:style-name="T3">ź</text:span><text:span text:style-name="T5"> wios</text:span><text:span text:style-name="T3">ł</text:span><text:span text:style-name="T5">ow</text:span><text:span text:style-name="T3">ą</text:span><text:span text:style-name="T5">, kierowa</text:span><text:span text:style-name="T3">ł</text:span><text:span text:style-name="T5"> si</text:span><text:span text:style-name="T3">ę</text:span><text:span text:style-name="T5"> ku wyj</text:span><text:span text:style-name="T3">ś</text:span><text:span text:style-name="T5">ciu z portu wojennego. Fregaty „Lutine”, „Railleuse”, i „Favorite” </text:span><text:soft-page-break/><text:span text:style-name="T5">r</text:span><text:span text:style-name="T3">ó</text:span><text:span text:style-name="T5">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6"><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4">-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21">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4">- To już jest pełne morze, już bardziej na morze wyjść nie mogę, nie wiedząc dokąd się udajemy.</text:p>
      <text:p text:style-name="P14">-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4">- Zaiste bajeczny scenariusz nam tu malujesz, panie pułkowniku. Za jedną woltą polityczną w kraju gdzieś na wschodzie, dwóch przeciwników ma nam ubyć?</text:p>
      <text:p text:style-name="P14">- Tak to jest, bo Turcy zamiast na bezdrożach polskich tkwić, na Austrię ruszą. Zaś z Brandenburgią Rzeczpospolita sobie poradzi, jeśli ten nasz przyjaciel siły swego państwa zjednoczyć zdoła. W tym również ma mu nasz ładunek pomóc.</text:p>
      <text:p text:style-name="P14">- Domyślam się już, co to za ładunek w elekcji dopomaga i wojnę nową prowadzić pozwoli.</text:p>
      <text:p text:style-name="P14">- Sto tysięcy srebrnych talarów.</text:p>
      <text:p text:style-name="P14">- Ten przyjaciel naszego najjaśniejszego pana to jakiś tytan, jeśli z tak niewielką sumą przewrót polityczny ma przeprowadzić.</text:p>
      <text:p text:style-name="P16"><text:span text:style-name="T3">-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3">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6">- Prawdziwie europejska to intryga. Płyniemy, jak rozumiem, do Gdańska?</text:p>
      <text:p text:style-name="P14">- Tak, płyniemy do Gdańska.</text:p>
      <text:p text:style-name="P22"/>
      <text:p text:style-name="P17"/>
      <text:p text:style-name="P17"/>
      <text:list xml:id="list42564635" text:continue-numbering="true" text:style-name="Outline">
        <text:list-item>
          <text:h text:style-name="P9" text:outline-level="1"/>
        </text:list-item>
      </text:list>
      <text:p text:style-name="P5">Go<text:span text:style-name="T8">rą</text:span><text:span text:style-name="T5">ca atmosfera </text:span><text:span text:style-name="T8">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8">o w za</text:span><text:span text:style-name="T3">ś</text:span><text:span text:style-name="T8">ciankach b</text:span><text:span text:style-name="T3">ł</text:span><text:span text:style-name="T8">yska</text:span><text:span text:style-name="T3">ł</text:span><text:span text:style-name="T8">y ogniska, piece i pochodnie, gdy </text:span><text:span text:style-name="T3">ż</text:span><text:span text:style-name="T8">o</text:span><text:span text:style-name="T3">ł</text:span><text:span text:style-name="T8">nierze chor</text:span><text:span text:style-name="T3">ą</text:span><text:span text:style-name="T8">gwi lekkiej pokazywali swym rodzinom </text:span><text:span text:style-name="T3">ł</text:span><text:span text:style-name="T8">upy przywiezione spod Chocimia i ca</text:span><text:span text:style-name="T3">ł</text:span><text:span text:style-name="T8">ej s</text:span><text:span text:style-name="T3">ł</text:span><text:span text:style-name="T8">awnej ju</text:span><text:span text:style-name="T3">ż</text:span><text:span text:style-name="T8"> kampanii mo</text:span><text:span text:style-name="T3">ł</text:span><text:span text:style-name="T8">dawskiej. Na d</text:span><text:span text:style-name="T3">ł</text:span><text:span text:style-name="T8">ugie tygodnie starczy</text:span><text:span text:style-name="T3">ł</text:span><text:span text:style-name="T8">o rycerskich opowie</text:span><text:span text:style-name="T3">ś</text:span><text:span text:style-name="T8">ci, kt</text:span><text:span text:style-name="T3">ó</text:span><text:span text:style-name="T8">re s</text:span><text:span text:style-name="T3">ł</text:span><text:span text:style-name="T8">awi</text:span><text:span text:style-name="T3">ł</text:span><text:span text:style-name="T8">y wielkiego wodza polskiego i ukazywa</text:span><text:span text:style-name="T3">ł</text:span><text:span text:style-name="T8">y za</text:span><text:span text:style-name="T3">ś</text:span><text:span text:style-name="T8">ciankowej szlachcie wroga, z kt</text:span><text:span text:style-name="T3">ó</text:span><text:span text:style-name="T8">rym toczono </text:span><text:span text:style-name="T3">ś</text:span><text:span text:style-name="T8">miertelny b</text:span><text:span text:style-name="T3">ó</text:span><text:span text:style-name="T8">j, z innej ni</text:span><text:span text:style-name="T3">ż</text:span><text:span text:style-name="T8"> dotychczas strony:</text:span></text:p>
      <text:p text:style-name="P16"><text:span text:style-name="T8">- na tych szmatkach zdobnych, kt</text:span><text:span text:style-name="T3">ó</text:span><text:span text:style-name="T8">re oni nazywaj</text:span><text:span text:style-name="T3">ą</text:span><text:span text:style-name="T8"> dywan - m</text:span><text:span text:style-name="T3">ó</text:span><text:span text:style-name="T8">wi</text:span><text:span text:style-name="T3">ł</text:span><text:span text:style-name="T8"> pan Ostrowski - odprawiaj</text:span><text:span text:style-name="T3">ą</text:span><text:span text:style-name="T8"> Turcy swe mod</text:span><text:span text:style-name="T3">ł</text:span><text:span text:style-name="T8">y, ale i siedzie</text:span><text:span text:style-name="T3">ć</text:span><text:span text:style-name="T8"> na nich wygodnie, bo i mi</text:span><text:span text:style-name="T3">ę</text:span><text:span text:style-name="T8">kcej ni</text:span><text:span text:style-name="T3">ż</text:span><text:span text:style-name="T8"> na </text:span><text:span text:style-name="T3">ł</text:span><text:span text:style-name="T8">awie.</text:span></text:p>
      <text:p text:style-name="P16"><text:span text:style-name="T8">- a w takich skrzyneczkach - innym razem prawi</text:span><text:span text:style-name="T3">ł p</text:span><text:span text:style-name="T8">an Stefan pokazuj</text:span><text:span text:style-name="T3">ą</text:span><text:span text:style-name="T8">c zdobyczny sekretarzyk - ich oficyjerowie i dostojnicy listy swe trzymaj</text:span><text:span text:style-name="T3">ą</text:span><text:span text:style-name="T8">. Osobliwym pismem pisz</text:span><text:span text:style-name="T3">ą</text:span><text:span text:style-name="T8"> oni, nie naszym chrze</text:span><text:span text:style-name="T3">ś</text:span><text:span text:style-name="T8">cija</text:span><text:span text:style-name="T3">ń</text:span><text:span text:style-name="T8">skim, ani nawet nie ruskim alfabetem, jeno sw</text:span><text:span text:style-name="T3">ó</text:span><text:span text:style-name="T8">j maj</text:span><text:span text:style-name="T3">ą</text:span><text:span text:style-name="T8">, co jak ozd</text:span><text:span text:style-name="T3">ó</text:span><text:span text:style-name="T8">bka jakowa</text:span><text:span text:style-name="T3">ś</text:span><text:span text:style-name="T8"> wygl</text:span><text:span text:style-name="T3">ą</text:span><text:span text:style-name="T8">da, tak </text:span><text:span text:style-name="T3">ż</text:span><text:span text:style-name="T8">e nawet s</text:span><text:span text:style-name="T3">łów </text:span><text:span text:style-name="T8">nie poznasz. Umie jednak czyta</text:span><text:span text:style-name="T3">ć</text:span><text:span text:style-name="T8"> takie dokumenta pan hetman wielki, bo on si</text:span><text:span text:style-name="T3">ę</text:span><text:span text:style-name="T8"> w ich j</text:span><text:span text:style-name="T3">ę</text:span><text:span text:style-name="T8">zykach wyznaje i wiele z tymi ludami przed wojn</text:span><text:span text:style-name="T3">ą</text:span><text:span text:style-name="T8"> handlu uprawia</text:span><text:span text:style-name="T3">ł</text:span><text:span text:style-name="T8">, a to konie do hodowli sprowadza</text:span><text:span text:style-name="T3">ł</text:span><text:span text:style-name="T8">.</text:span></text:p>
      <text:p text:style-name="P27"><text:span text:style-name="T8">Zima skuła lodem grzęzawiska i pokryła śniegiem pola, u</text:span><text:span text:style-name="T3">ł</text:span><text:span text:style-name="T8">atwiaj</text:span><text:span text:style-name="T3">ą</text:span><text:span text:style-name="T8">c w ten spos</text:span><text:span text:style-name="T3">ó</text:span><text:span text:style-name="T8">b komunikacj</text:span><text:span text:style-name="T3">ę</text:span><text:span text:style-name="T8"> pomi</text:span><text:span text:style-name="T3">ę</text:span><text:span text:style-name="T8">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9"> Prawi</text:span><text:span text:style-name="T4">ł</text:span><text:span text:style-name="T9"> tedy siedz</text:span><text:span text:style-name="T4">ą</text:span><text:span text:style-name="T9">c z panem Ostrowskim przy grza</text:span><text:span text:style-name="T4">ń</text:span><text:span text:style-name="T9">cu:</text:span></text:p>
      <text:p text:style-name="P16"><text:span text:style-name="T8">- Piast nie jest dobrym kandydatem. Cudzoziemiec obcym b</text:span><text:span text:style-name="T3">ę</text:span><text:span text:style-name="T8">d</text:span><text:span text:style-name="T3">ą</text:span><text:span text:style-name="T8">c na radach naszych wspiera</text:span><text:span text:style-name="T3">ć</text:span><text:span text:style-name="T8"> si</text:span><text:span text:style-name="T3">ę</text:span><text:span text:style-name="T8"> b</text:span><text:span text:style-name="T3">ę</text:span><text:span text:style-name="T8">dzie musia</text:span><text:span text:style-name="T3">ł</text:span><text:span text:style-name="T8">. Piast za</text:span><text:span text:style-name="T3">ś</text:span><text:span text:style-name="T8">, rad naszych nie potrzebuj</text:span><text:span text:style-name="T3">ą</text:span><text:span text:style-name="T8">c, na sile swej opiera</text:span><text:span text:style-name="T3">ć</text:span><text:span text:style-name="T8"> si</text:span><text:span text:style-name="T3">ę</text:span><text:span text:style-name="T8"> b</text:span><text:span text:style-name="T3">ę</text:span><text:span text:style-name="T8">dzie, co go do deptania praw naszych skusi.</text:span></text:p>
      <text:p text:style-name="P16"><text:span text:style-name="T8">- Sam przecie tego robi</text:span><text:span text:style-name="T3">ł</text:span><text:span text:style-name="T8"> nie b</text:span><text:span text:style-name="T3">ę</text:span><text:span text:style-name="T8">dzie, tylko na jakich</text:span><text:span text:style-name="T3">ś</text:span><text:span text:style-name="T8"> doradcach oprze</text:span><text:span text:style-name="T3">ć</text:span><text:span text:style-name="T8"> si</text:span><text:span text:style-name="T3">ę</text:span><text:span text:style-name="T8"> musi.</text:span></text:p>
      <text:p text:style-name="P16"><text:span text:style-name="T8">- Pewno </text:span><text:span text:style-name="T3">ż</text:span><text:span text:style-name="T8">e na nas, jako na oficyjerach swoich, opiera</text:span><text:span text:style-name="T3">ć</text:span><text:span text:style-name="T8"> si</text:span><text:span text:style-name="T3">ę</text:span><text:span text:style-name="T8"> b</text:span><text:span text:style-name="T3">ę</text:span><text:span text:style-name="T8">dzie musia</text:span><text:span text:style-name="T3">ł</text:span><text:span text:style-name="T8">. Lecz nas tak</text:span><text:span text:style-name="T3">ż</text:span><text:span text:style-name="T8">e, jako szlachcic</text:span><text:span text:style-name="T3">ó</text:span><text:span text:style-name="T8">w, gn</text:span><text:span text:style-name="T3">ę</text:span><text:span text:style-name="T8">bi</text:span><text:span text:style-name="T3">ć</text:span><text:span text:style-name="T8"> b</text:span><text:span text:style-name="T3">ę</text:span><text:span text:style-name="T8">dzie, gdy podatki na swoje wojsko wprowadzi. Aboslutum dominium to z</text:span><text:span text:style-name="T3">ł</text:span><text:span text:style-name="T8">o ostateczne, upadek naszego kraju, kt</text:span><text:span text:style-name="T3">ó</text:span><text:span text:style-name="T8">ry przecie</text:span><text:span text:style-name="T3">ż</text:span><text:span text:style-name="T8"> tym si</text:span><text:span text:style-name="T3">ę</text:span><text:span text:style-name="T8">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21">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5"><text:span text:style-name="T8">- Podatkami gn</text:span><text:span text:style-name="T3">ę</text:span><text:span text:style-name="T8">bi</text:span><text:span text:style-name="T3">ć</text:span><text:span text:style-name="T8"> nas nie b</text:span><text:span text:style-name="T3">ę</text:span><text:span text:style-name="T8">dzie, bo nam si</text:span><text:span text:style-name="T3">ę</text:span><text:span text:style-name="T8"> nic zabra</text:span><text:span text:style-name="T3">ć</text:span><text:span text:style-name="T8"> nie da, nic przecie nie mamy. A je</text:span><text:span text:style-name="T3">ś</text:span><text:span text:style-name="T8">li taki Pac, czy taki Radziwiłł ksi</text:span><text:span text:style-name="T3">ążę</text:span><text:span text:style-name="T8"> krewny pana hetmana podatki od swoich latyfundi</text:span><text:span text:style-name="T3">ó</text:span><text:span text:style-name="T8">w zap</text:span><text:span text:style-name="T3">ł</text:span><text:span text:style-name="T8">aci, to i na zdrowie Rzeczypospolitej b</text:span><text:span text:style-name="T3">ę</text:span><text:span text:style-name="T8">dzie.</text:span></text:p>
      <text:p text:style-name="P16"><text:span text:style-name="T8">- Albo taki pan Zamoyski, s</text:span><text:span text:style-name="T3">ą</text:span><text:span text:style-name="T8">siad nasz, co tyle gotowizny na procesy ma. Lepiej by wreszcie regimenta przepisane z tej prawie swojej ordynacji wreszcie wystawi</text:span><text:span text:style-name="T3">ł</text:span><text:span text:style-name="T8">.</text:span></text:p>
      <text:p text:style-name="P18"/>
      <text:p text:style-name="P26">* * *</text:p>
      <text:p text:style-name="P18"/>
      <text:p text:style-name="P5"><text:span text:style-name="T8">Pan Zamoyski <text:s/>go</text:span><text:span text:style-name="T3">ś</text:span><text:span text:style-name="T8">ci</text:span><text:span text:style-name="T3">ł</text:span><text:span text:style-name="T8"> w</text:span><text:span text:style-name="T3">ł</text:span><text:span text:style-name="T8">a</text:span><text:span text:style-name="T3">ś</text:span><text:span text:style-name="T8">nie w swej kamienicy w Lublinie pana hetmana Sobieskiego i o zbli</text:span><text:span text:style-name="T3">ż</text:span><text:span text:style-name="T8">aj</text:span><text:span text:style-name="T3">ą</text:span><text:span text:style-name="T8">cej si</text:span><text:span text:style-name="T3">ę</text:span><text:span text:style-name="T8"> elekcji z nim rozmawia</text:span><text:span text:style-name="T3">ł</text:span><text:span text:style-name="T8">:</text:span></text:p>
      <text:p text:style-name="P16"><text:soft-page-break/><text:span text:style-name="T8">- nawet je</text:span><text:span text:style-name="T3">śl</text:span><text:span text:style-name="T8">i na konwokacj</text:span><text:span text:style-name="T3">ę</text:span><text:span text:style-name="T8"> Wasza Dostojno</text:span><text:span text:style-name="T3">ść</text:span><text:span text:style-name="T8"> nie wybierasz si</text:span><text:span text:style-name="T3">ę</text:span><text:span text:style-name="T8">, wierz</text:span><text:span text:style-name="T3">ę</text:span><text:span text:style-name="T8">, </text:span><text:span text:style-name="T3">ż</text:span><text:span text:style-name="T8">e na elekcj</text:span><text:span text:style-name="T3">ę</text:span><text:span text:style-name="T8"> pilnie baczysz. Przecie od tego, czy Dostojności Waszej kandydat na tronie zasi</text:span><text:span text:style-name="T3">ę</text:span><text:span text:style-name="T8">dzie wiele zale</text:span><text:span text:style-name="T3">ż</text:span><text:span text:style-name="T8">y. Kondeusz, tusz</text:span><text:span text:style-name="T3">ę</text:span><text:span text:style-name="T8">?</text:span></text:p>
      <text:p text:style-name="P16"><text:span text:style-name="T8">- Wojskowy dzielny krajowi przys</text:span><text:span text:style-name="T3">ł</text:span><text:span text:style-name="T8">u</text:span><text:span text:style-name="T3">ż</text:span><text:span text:style-name="T8">y si</text:span><text:span text:style-name="T3">ę</text:span><text:span text:style-name="T8"> wielce - Sobieski ogl</text:span><text:span text:style-name="T3">ę</text:span><text:span text:style-name="T8">dnie wyra</text:span><text:span text:style-name="T3">ż</text:span><text:span text:style-name="T8">a</text:span><text:span text:style-name="T3">ł się zanim rozmówcy zamiarów nie poznał.</text:span></text:p>
      <text:p text:style-name="P16"><text:span text:style-name="T8">- Tak, z poparciem Francji wojn</text:span><text:span text:style-name="T3">ę</text:span><text:span text:style-name="T8"> t</text:span><text:span text:style-name="T3">ę</text:span><text:span text:style-name="T8"> nieszcz</text:span><text:span text:style-name="T3">ę</text:span><text:span text:style-name="T8">sn</text:span><text:span text:style-name="T3">ą</text:span><text:span text:style-name="T8"> szybciej sko</text:span><text:span text:style-name="T3">ń</text:span><text:span text:style-name="T8">czymy. Ale i hetmanowi wielkiemu koronnemu w</text:span><text:span text:style-name="T3">ł</text:span><text:span text:style-name="T8">adca taki si</text:span><text:span text:style-name="T3">ę</text:span><text:span text:style-name="T8"> przys</text:span><text:span text:style-name="T3">ł</text:span><text:span text:style-name="T8">u</text:span><text:span text:style-name="T3">ż</text:span><text:span text:style-name="T8">y. A jednak wrog</text:span><text:span text:style-name="T3">ó</text:span><text:span text:style-name="T8">w znacznych ta kandydatur mie</text:span><text:span text:style-name="T3">ć</text:span><text:span text:style-name="T8"> b</text:span><text:span text:style-name="T3">ę</text:span><text:span text:style-name="T8">dzie. Wielu przecie z Habsburgiem nadzieje wi</text:span><text:span text:style-name="T3">ążą</text:span><text:span text:style-name="T8">... Ju</text:span><text:span text:style-name="T3">ż</text:span><text:span text:style-name="T8"> nawet przed ma</text:span><text:span text:style-name="T3">łż</text:span><text:span text:style-name="T8">e</text:span><text:span text:style-name="T3">ń</text:span><text:span text:style-name="T8">stwem zmar</text:span><text:span text:style-name="T3">ł</text:span><text:span text:style-name="T8">ego kr</text:span><text:span text:style-name="T3">ó</text:span><text:span text:style-name="T8">la z habsbur</text:span><text:span text:style-name="T3">ż</text:span><text:span text:style-name="T8">ank</text:span><text:span text:style-name="T3">ą</text:span><text:span text:style-name="T8">... Ja za</text:span><text:span text:style-name="T3">ś</text:span><text:span text:style-name="T8"> kandydata mi</text:span><text:span text:style-name="T3">ł</text:span><text:span text:style-name="T8">ego Waszej Dostojno</text:span><text:span text:style-name="T3">ś</text:span><text:span text:style-name="T8">ci popr</text:span><text:span text:style-name="T3">ę</text:span><text:span text:style-name="T8">, je</text:span><text:span text:style-name="T3">ś</text:span><text:span text:style-name="T8">li Wasza Dostojno</text:span><text:span text:style-name="T3">ść</text:span><text:span text:style-name="T8"> moje s</text:span><text:span text:style-name="T3">ł</text:span><text:span text:style-name="T8">uszne prawa do Zamo</text:span><text:span text:style-name="T3">ś</text:span><text:span text:style-name="T8">cia i Ordynacyjej poprze. Zamoyskich to przecie dzie</text:span><text:span text:style-name="T3">ł</text:span><text:span text:style-name="T8">o, do kt</text:span><text:span text:style-name="T3">ó</text:span><text:span text:style-name="T8">rego przyjaciel Wasz pan hetman Wi</text:span><text:span text:style-name="T3">ś</text:span><text:span text:style-name="T8">niowiecki, pretensj</text:span><text:span text:style-name="T3">ę</text:span><text:span text:style-name="T8"> poprzez nieboszczk</text:span><text:span text:style-name="T3">ę</text:span><text:span text:style-name="T8"> Gryzeld</text:span><text:span text:style-name="T3">ę</text:span><text:span text:style-name="T8"> suplikuje. Oto Wasza Mi</text:span><text:span text:style-name="T3">ł</text:span><text:span text:style-name="T8">o</text:span><text:span text:style-name="T3">ść</text:span><text:span text:style-name="T8"> s</text:span><text:span text:style-name="T3">ł</text:span><text:span text:style-name="T8">owo wa</text:span><text:span text:style-name="T3">ż</text:span><text:span text:style-name="T8">ne w Trybunale tutejszym powiedzie</text:span><text:span text:style-name="T3">ć</text:span><text:span text:style-name="T8"> powiedzie</text:span><text:span text:style-name="T3">ć</text:span><text:span text:style-name="T8"> mo</text:span><text:span text:style-name="T3">ż</text:span><text:span text:style-name="T8">e i s</text:span><text:span text:style-name="T3">ł</text:span><text:span text:style-name="T8">owa tego tutaj pos</text:span><text:span text:style-name="T3">ł</text:span><text:span text:style-name="T8">uchaj</text:span><text:span text:style-name="T3">ą</text:span><text:span text:style-name="T8">. Je</text:span><text:span text:style-name="T3">ś</text:span><text:span text:style-name="T8">li wi</text:span><text:span text:style-name="T3">ę</text:span><text:span text:style-name="T8">c uda si</text:span><text:span text:style-name="T3">ę</text:span><text:span text:style-name="T8"> Waszej Dostojno</text:span><text:span text:style-name="T3">ś</text:span><text:span text:style-name="T8">ci, </text:span><text:span text:style-name="T3">ż</text:span><text:span text:style-name="T8">ebym ja wr</text:span><text:span text:style-name="T3">ó</text:span><text:span text:style-name="T8">ci</text:span><text:span text:style-name="T3">ł</text:span><text:span text:style-name="T8"> na Zamo</text:span><text:span text:style-name="T3">ść</text:span><text:span text:style-name="T8">, a pan hetman Wi</text:span><text:span text:style-name="T3">ś</text:span><text:span text:style-name="T8">niowiecki czym innym zadowoli</text:span><text:span text:style-name="T3">ł</text:span><text:span text:style-name="T8"> si</text:span><text:span text:style-name="T3">ę</text:span><text:span text:style-name="T8">, to elekcja bardziej po Waszej my</text:span><text:span text:style-name="T3">ś</text:span><text:span text:style-name="T8">li si</text:span><text:span text:style-name="T3">ę</text:span><text:span text:style-name="T8"> rozwinie...</text:span></text:p>
      <text:p text:style-name="P18"/>
      <text:p text:style-name="P26">* * *</text:p>
      <text:p text:style-name="P18"/>
      <text:p text:style-name="P5"><text:span text:style-name="T8">Sejm konwokacyjny zszed</text:span><text:span text:style-name="T3">ł</text:span><text:span text:style-name="T8"> si</text:span><text:span text:style-name="T3">ę</text:span><text:span text:style-name="T8">, a potem rozszed</text:span><text:span text:style-name="T3">ł</text:span><text:span text:style-name="T8"> bez wi</text:span><text:span text:style-name="T3">ę</text:span><text:span text:style-name="T8">kszych sensacji. Termin sejmu elekcyjnego ustalono na 20 kwietnia. W</text:span><text:span text:style-name="T3">ś</text:span><text:span text:style-name="T8">r</text:span><text:span text:style-name="T3">ó</text:span><text:span text:style-name="T8">d drobiazgowych instrukcyj co do przebiegu elekcji znalaz</text:span><text:span text:style-name="T3">ł</text:span><text:span text:style-name="T8">a si</text:span><text:span text:style-name="T3">ę</text:span><text:span text:style-name="T8"> i tak, </text:span><text:span text:style-name="T3">ż</text:span><text:span text:style-name="T8">e nie wolno wprowadza</text:span><text:span text:style-name="T3">ć</text:span><text:span text:style-name="T8"> wojsk w pobli</text:span><text:span text:style-name="T3">ż</text:span><text:span text:style-name="T8">e pola na Woli. Instrukcja ta przez delegacj</text:span><text:span text:style-name="T3">ę</text:span><text:span text:style-name="T8"> wile</text:span><text:span text:style-name="T3">ń</text:span><text:span text:style-name="T8">sk</text:span><text:span text:style-name="T3">ą</text:span><text:span text:style-name="T8"> przeforsowana w oczywisty spos</text:span><text:span text:style-name="T3">ó</text:span><text:span text:style-name="T8">b by</text:span><text:span text:style-name="T3">ł</text:span><text:span text:style-name="T8">a w hetmana Sobieskiego wymierzona, jego samego jednak nie zmartwi</text:span><text:span text:style-name="T3">ł</text:span><text:span text:style-name="T8">a. On by</text:span><text:span text:style-name="T3">ł</text:span><text:span text:style-name="T8"> bowiem r</text:span><text:span text:style-name="T3">ó</text:span><text:span text:style-name="T8">wnie</text:span><text:span text:style-name="T3">ż</text:span><text:span text:style-name="T8"> jako marsza</text:span><text:span text:style-name="T3">ł</text:span><text:span text:style-name="T8">ek wielki koronny za jej wykonanie odpowiedzialny, jako i za og</text:span><text:span text:style-name="T3">ó</text:span><text:span text:style-name="T8">lny porz</text:span><text:span text:style-name="T3">ą</text:span><text:span text:style-name="T8">dek na elekcji. Zaraz te</text:span><text:span text:style-name="T3">ż</text:span><text:span text:style-name="T8"> zarz</text:span><text:span text:style-name="T3">ą</text:span><text:span text:style-name="T8">dzi</text:span><text:span text:style-name="T3">ł</text:span><text:span text:style-name="T8">, </text:span><text:span text:style-name="T3">ż</text:span><text:span text:style-name="T8">e r</text:span><text:span text:style-name="T3">ó</text:span><text:span text:style-name="T8">wnie</text:span><text:span text:style-name="T3">ż</text:span><text:span text:style-name="T8"> magnaci litewscy <text:s/>na orszaku niewielkim przybocznym poprzesta</text:span><text:span text:style-name="T3">ć</text:span><text:span text:style-name="T8"> musz</text:span><text:span text:style-name="T3">ą</text:span><text:span text:style-name="T8">. By</text:span><text:span text:style-name="T3">ł</text:span><text:span text:style-name="T8">o to zgodne z instrukcj</text:span><text:span text:style-name="T3">ą</text:span><text:span text:style-name="T8"> sejmu konwokacyjnego, lecz wbrew tradycji pozwalaj</text:span><text:span text:style-name="T3">ą</text:span><text:span text:style-name="T8">cej magnatom z ksi</text:span><text:span text:style-name="T3">ążę</text:span><text:span text:style-name="T8">cej krwi Giedymina, lub tym, kt</text:span><text:span text:style-name="T3">ó</text:span><text:span text:style-name="T8">rzy przez maj</text:span><text:span text:style-name="T3">ę</text:span><text:span text:style-name="T8">tno</text:span><text:span text:style-name="T3">ść</text:span><text:span text:style-name="T8"> za krwi tej r</text:span><text:span text:style-name="T3">ó</text:span><text:span text:style-name="T8">wnych si</text:span><text:span text:style-name="T3">ę</text:span><text:span text:style-name="T8"> uwa</text:span><text:span text:style-name="T3">ż</text:span><text:span text:style-name="T8">ali, z ca</text:span><text:span text:style-name="T3">ł</text:span><text:span text:style-name="T8">ym prawie wojskiem swym na Mazowsze si</text:span><text:span text:style-name="T3">ę</text:span><text:span text:style-name="T8"> zje</text:span><text:span text:style-name="T3">ż</text:span><text:span text:style-name="T8">d</text:span><text:span text:style-name="T3">ż</text:span><text:span text:style-name="T8">a</text:span><text:span text:style-name="T3">ć</text:span><text:span text:style-name="T8">.</text:span></text:p>
      <text:p text:style-name="P26">* * *</text:p>
      <text:p text:style-name="P18"/>
      <text:p text:style-name="P5"><text:span text:style-name="T8">Wchodz</text:span><text:span text:style-name="T3">ą</text:span><text:span text:style-name="T8">cy do Gda</text:span><text:span text:style-name="T3">ń</text:span><text:span text:style-name="T8">ska francuski bryg </text:span><text:span text:style-name="T3">ś</text:span><text:span text:style-name="T8">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21">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21">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21"/>
      <text:p text:style-name="P26">* * *</text:p>
      <text:p text:style-name="P18"/>
      <text:p text:style-name="P21">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6">-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6"><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6"><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6"><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6"><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6"><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4">- Miał się rozejrzeć, co z tymi francuskimi statkami.</text:p>
      <text:p text:style-name="P14">-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4"/>
      <text:p text:style-name="P26">* * *</text:p>
      <text:p text:style-name="P18"/>
      <text:p text:style-name="P20"><text:span text:style-name="T8">Jeszcze pod koniec lutego zjecha</text:span><text:span text:style-name="T3">ł</text:span><text:span text:style-name="T8"> do za</text:span><text:span text:style-name="T3">ś</text:span><text:span text:style-name="T8">cianka pan Atanazy Mi</text:span><text:span text:style-name="T3">ą</text:span><text:span text:style-name="T8">czy</text:span><text:span text:style-name="T3">ń</text:span><text:span text:style-name="T8">ski z niewielkim pocztem. Z szacunkiem witany przez szarak</text:span><text:span text:style-name="T3">ó</text:span><text:span text:style-name="T8">w, z kt</text:span><text:span text:style-name="T3">ó</text:span><text:span text:style-name="T8">rych wielu w jego lekkich chor</text:span><text:span text:style-name="T3">ą</text:span><text:span text:style-name="T8">gwiach s</text:span><text:span text:style-name="T3">ł</text:span><text:span text:style-name="T8">u</text:span><text:span text:style-name="T3">ż</text:span><text:span text:style-name="T8">y</text:span><text:span text:style-name="T3">ł</text:span><text:span text:style-name="T8">o, szed</text:span><text:span text:style-name="T3">ł</text:span><text:span text:style-name="T8"> szybko </text:span><text:soft-page-break/><text:span text:style-name="T8">widzie</text:span><text:span text:style-name="T3">ć</text:span><text:span text:style-name="T8"> si</text:span><text:span text:style-name="T3">ę</text:span><text:span text:style-name="T8"> z panem Ostrowskim. Wspomniawszy chocimskie i mo</text:span><text:span text:style-name="T3">ł</text:span><text:span text:style-name="T8">dawskie potrzeby, w kt</text:span><text:span text:style-name="T3">ó</text:span><text:span text:style-name="T8">rych pan Stefan ju</text:span><text:span text:style-name="T3">ż</text:span><text:span text:style-name="T8"> chor</text:span><text:span text:style-name="T3">ą</text:span><text:span text:style-name="T8">giew prowadza</text:span><text:span text:style-name="T3">ł</text:span><text:span text:style-name="T8">, rzek</text:span><text:span text:style-name="T3">ł</text:span><text:span text:style-name="T8"> pan Mi</text:span><text:span text:style-name="T3">ą</text:span><text:span text:style-name="T8">czy</text:span><text:span text:style-name="T3">ń</text:span><text:span text:style-name="T8">ski:</text:span></text:p>
      <text:p text:style-name="P16"><text:span text:style-name="T8">- Trzeba aby</text:span><text:span text:style-name="T3">ś</text:span><text:span text:style-name="T8">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4">- Rozumiem, że dla elekcji nastrojów uspokojenia chorągwie na Mazowsze ściągać będą. </text:p>
      <text:p text:style-name="P14">-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4">- Nie może to być, aby kto na zdrowie jaśnie wielmożnego hetmana nastawał! Wszyscy go tu kochają!</text:p>
      <text:p text:style-name="P14">-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4">- Tak teraz już widzę, co Wasza Miłość ma na myśli. Dyscyplinę w wojsku trzeba wzmocnić i tak kraju całego wysiłkiem wojnę zakończyć. Potem dopiero politykować można.</text:p>
      <text:p text:style-name="P23">Panu Atanazemu oczy rozbłysły, gdy usłyszał z ust młodego żołnierza słowa swojego mentora i przyjaciela.</text:p>
      <text:p text:style-name="P14">-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4">- Ja dla hetmana jegomości trudu ni krwi szczędzić nie będę!</text:p>
      <text:p text:style-name="P14">- Tak więc chorągiew formować trzeba. Oto listy przypowiednie dla mego brata od pana hetmana wielkiego koronnego, na te listy zaciągaj Waść...</text:p>
      <text:p text:style-name="P14"/>
      <text:p text:style-name="P26">* * *</text:p>
      <text:p text:style-name="P18"/>
      <text:p text:style-name="P5">Ju<text:span text:style-name="T3">ż</text:span> dwa tygodnie p<text:span text:style-name="T3">óź</text:span>niej maszerowa<text:span text:style-name="T3">ł</text:span> pan Ostrowski na czele kilkudziesi<text:span text:style-name="T3">ę</text:span><text:span text:style-name="T5">ciu krewniak</text:span><text:span text:style-name="T3">ó</text:span><text:span text:style-name="T5">w, kum</text:span><text:span text:style-name="T3">ó</text:span><text:span text:style-name="T5">w i s</text:span><text:span text:style-name="T3">ą</text:span><text:span text:style-name="T5">siad</text:span><text:span text:style-name="T3">ó</text:span><text:span text:style-name="T5">w, stanowi</text:span><text:span text:style-name="T3">ą</text:span><text:span text:style-name="T5">cych trzon nowej chor</text:span><text:span text:style-name="T3">ą</text:span><text:span text:style-name="T5">gwi lekkiej. <text:s/>Maszerowali w kierunku Pielaszkowic na Lubelszczy</text:span><text:span text:style-name="T3">ź</text:span><text:span text:style-name="T5">nie, <text:s/>gdzie popisa</text:span><text:span text:style-name="T3">ć</text:span><text:span text:style-name="T5"> si</text:span><text:span text:style-name="T3">ę</text:span><text:span text:style-name="T5"> mieli <text:s/>przed s</text:span><text:span text:style-name="T3">ł</text:span><text:span text:style-name="T5">awetnym ju</text:span><text:span text:style-name="T3">ż</text:span><text:span text:style-name="T5"> dow</text:span><text:span text:style-name="T3">ó</text:span><text:span text:style-name="T5">dc</text:span><text:span text:style-name="T3">ą</text:span><text:span text:style-name="T5"> kawalerii w Koronie, wojewod</text:span><text:span text:style-name="T3">ą</text:span><text:span text:style-name="T5"> ruskim panem Jab</text:span><text:span text:style-name="T3">ł</text:span><text:span text:style-name="T5">onowskim. <text:s/>Zwykle popisy nowych chor</text:span><text:span text:style-name="T3">ą</text:span><text:span text:style-name="T5">gwi powinny odbywa</text:span><text:span text:style-name="T3">ć</text:span><text:span text:style-name="T5"> si</text:span><text:span text:style-name="T3">ę</text:span><text:span text:style-name="T5"> przed pisarzem koronnym, lecz pe</text:span><text:span text:style-name="T3">ł</text:span><text:span text:style-name="T5">ni</text:span><text:span text:style-name="T3">ą</text:span><text:span text:style-name="T5">cy t</text:span><text:span text:style-name="T3">ę</text:span><text:span text:style-name="T5"> funkcj</text:span><text:span text:style-name="T3">ę</text:span><text:span text:style-name="T5"> pan Stefan Czarnecki nie pali</text:span><text:span text:style-name="T3">ł</text:span><text:span text:style-name="T5"> si</text:span><text:span text:style-name="T3">ę</text:span><text:span text:style-name="T5"> do wjazdu w prywatne w</text:span><text:span text:style-name="T3">ł</text:span><text:span text:style-name="T5">o</text:span><text:span text:style-name="T3">ś</text:span><text:span text:style-name="T5">ci hetmana Sobieskiego, kt</text:span><text:span text:style-name="T3">ó</text:span><text:span text:style-name="T5">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4">- Będziecie strzelać, chłopcy?</text:p>
      <text:p text:style-name="P21">Jeden z klęczących za dziwną bronią żołnierzy odpowiedział:</text:p>
      <text:p text:style-name="P14">- pan Kasztelan kazał!</text:p>
      <text:p text:style-name="P21">A drugi dodał:</text:p>
      <text:p text:style-name="P14">- niech żyje pan Kasztelan!</text:p>
      <text:p text:style-name="P21">Wódz naczelny pokiwał smutno głową. Już wiedział, że jego planów naprawy Rzeczypospolitej nie da się zrealizować bez rozlewu krwi bratniej...</text:p>
      <text:p text:style-name="P21"/>
      <text:list xml:id="list42572951" text:continue-numbering="true" text:style-name="Outline">
        <text:list-item>
          <text:h text:style-name="P9" text:outline-level="1"/>
        </text:list-item>
      </text:list>
      <text:p text:style-name="P5">„Ilustrissime, dziwne a smutne rzeczy tutaj dziej<text:span text:style-name="T3">ą</text:span><text:span text:style-name="T5"> si</text:span><text:span text:style-name="T3">ę</text:span><text:span text:style-name="T5"> na tej elekcji. Wiele ju</text:span><text:span text:style-name="T3">ż</text:span><text:span text:style-name="T5"> czasu s</text:span><text:span text:style-name="T3">ł</text:span><text:span text:style-name="T5">u</text:span><text:span text:style-name="T3">żę</text:span><text:span text:style-name="T5"> tej Rzeczypospolitej, a przede wszystkiem ojczy</text:span><text:span text:style-name="T3">ź</text:span><text:span text:style-name="T5">nie naszej, </text:span><text:span text:style-name="T3">ś</text:span><text:span text:style-name="T5">wi</text:span><text:span text:style-name="T3">ę</text:span><text:span text:style-name="T5">tej Litwie, lecz takie termina polityczne niezwyk</text:span><text:span text:style-name="T3">ł</text:span><text:span text:style-name="T5">em widzie</text:span><text:span text:style-name="T3">ć</text:span><text:span text:style-name="T5">. Puszczaj</text:span><text:span text:style-name="T3">ą</text:span><text:span text:style-name="T5"> nas Litwin</text:span><text:span text:style-name="T3">ó</text:span><text:span text:style-name="T5">w na Wol</text:span><text:span text:style-name="T3">ę</text:span><text:span text:style-name="T5">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21">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21">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21">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21">No cóż, czas zakończyć te dywagacje i wkroczyć na elekcję.</text:p>
      <text:p text:style-name="P14"/>
      <text:p text:style-name="P26">* * *</text:p>
      <text:p text:style-name="P18"/>
      <text:p text:style-name="P21">Wjazd pana hetmana wielkiego koronnego do Warszawy by<text:span text:style-name="T3">ł</text:span> wydarzeniem d<text:span text:style-name="T3">ł</text:span>ugo oczekiwanym, jednak zadziwi<text:span text:style-name="T3">ł</text:span> on wielu spektator<text:span text:style-name="T3">ó</text:span>w. Oto 8 maja roku 1674 przed po<text:span text:style-name="T3">ł</text:span>udniem przemaszerowa<text:span text:style-name="T3">ł</text:span>a przez Warszaw<text:span text:style-name="T3">ę</text:span> i przesz<text:span text:style-name="T3">ł</text:span>a dalej, w stron<text:span text:style-name="T3">ę</text:span> Woli, niewielka lecz r<text:span text:style-name="T3">óż</text:span>norodna armia. A zatem na przedzie jecha<text:span text:style-name="T3">ł</text:span>a kawaleria lekka, chor<text:span text:style-name="T3">ą</text:span>giew wo<text:span text:style-name="T3">ł</text:span>oska pod dowództwem <text:s/>m<text:span text:style-name="T3">ł</text:span>odego, lecz ju<text:span text:style-name="T3">ż</text:span> do<text:span text:style-name="T3">ś</text:span>wiadczonego porucznika Ostrowskiego. Ten wprost promienia<text:span text:style-name="T3">ł</text:span> z powodu zaszczytu, jaki go spotka<text:span text:style-name="T3">ł</text:span>. Za nimi jecha<text:span text:style-name="T3">ł</text:span>a chor<text:span text:style-name="T3">ą</text:span>giew pancerna pod dow<text:span text:style-name="T3">ó</text:span>dztwem pana Starczy<text:span text:style-name="T3">ń</text:span>skiego. I dow<text:span text:style-name="T3">ó</text:span>dca i jego wierni <text:span text:style-name="T3">ż</text:span>o<text:span text:style-name="T3">ł</text:span>nierze powa<text:span text:style-name="T3">ż</text:span>ne, wr<text:span text:style-name="T3">ę</text:span>cz ponure miny obnosili, lecz widzowie poczytali im to za znak <text:span text:style-name="T3">wojskowego profesjonalizmu. Jeszcze kilka chorągwi jazdy średniej za nimi jechał, potem zaś chorągiew ciężka, husarska. Ci rośli rycerze co jakiś czas wykrzykiwali „Vivat Victor!” i wszystkim było wiadomo,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Również w tej samej kolasce jechał pan wojewoda ruski Jabłonowski oraz poseł króla francuskiego de Bethume, kt</text:span><text:span text:style-name="T3">ó</text:span>rego przyjazd przygotowa<text:span text:style-name="T3">ł</text:span> przyjaciel rodziny Sobieskich, pu<text:span text:style-name="T3">ł</text:span>kownik de Beaulieu<text:span text:style-name="T3">.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text:span><text:soft-page-break/><text:span text:style-name="T3">zaś zamykały liczne oddziały dragonów. Widząc tę armię, jej marsowy wygląd i dyscyplinę, jej oddanie wodzowi, wielu wyobrażało sobie przemarsze bojowe Sobieskiego i jego zwycięstwa. Większe jeszcze wrażenie zrobiła mowa, którą Sobieski wygłosił jakoby spontanicznie, stojąc na kolasce na Placu Zamkowym. Sobieski szermował pojęciami drogimi sarmackim duszom. Do uszu szlachty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span></text:p>
      <text:p text:style-name="P21">Po przemówieniu Sobieski skierował się do pałacu prymasa, górującego nad polem elekcyjnym, gdzie pod naciskiem biskupa Olszowskiego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21">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text:p>
      <text:p text:style-name="P16">„Wiecie o wielkiej przyja<text:span text:style-name="T3">źni, jaką od wieków królowie Francji do tego tutaj królestwa żywią”, mówił de Bethume, ignorując głosy z sali „Turków to przyjaciel, nie nasz!”. Ciągnął niezrażony: „Z Osmanami sojusz konieczny jest dla mego króla, gdy wojnę z Habsburgiem prowadzi. Osman Rzeczpospolit</text:span><text:span text:style-name="T3">ą</text:span><text:span text:style-name="T3"> wtedy dopiero najecha</text:span><text:span text:style-name="T3">ł</text:span><text:span text:style-name="T3">, gdy kr</text:span><text:span text:style-name="T3">ó</text:span><text:span text:style-name="T3">l poprzedni, </text:span><text:span text:style-name="T3">ś</text:span><text:span text:style-name="T3">wie</text:span><text:span text:style-name="T3">ć</text:span><text:span text:style-name="T3"> Panie nad jego dusz</text:span><text:span text:style-name="T3">ą</text:span><text:span text:style-name="T3">, alians z Habsburgami stworzy</text:span><text:span text:style-name="T3">ł</text:span><text:span text:style-name="T3">. Rzeczpospolitej zaś sojusz z Habsburgiem nigdy niczego nie dał. Pomnijcie, Waszmościowie, </text:span><text:span text:style-name="T3">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21">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21">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text:soft-page-break/>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21">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8"/>
      <text:p text:style-name="P26">* * *</text:p>
      <text:p text:style-name="P18"/>
      <text:p text:style-name="P21">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Dialog"><text:span text:style-name="T3">„Jakże to, senatorów bijać mamy?”</text:span></text:p>
      <text:p text:style-name="Dialog"><text:span text:style-name="T3">„Senatorów bijać samemu nie. Ale awantury z ich ludźmi, z ich pachołkami wszczynać. Co ważne, szlachtę do takich awantur zachęcać. Jeśli oni senatorów pobiją, nic nie robić. Ale jeśli senatorscy szlachtę bić będą, to jako marszałkowskie siły wkroczyć.”</text:span></text:p>
      <text:p text:style-name="Dialog"><text:span text:style-name="T3">„Krew się poleje!”</text:span></text:p>
      <text:p text:style-name="Dialog"><text:span text:style-name="T3">„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span></text:p>
      <text:p text:style-name="Text_20_body"><text:span text:style-name="T3">Odpowiedź Ostrowskiego była jednoznaczna, mimo że przyszła mu z trudem.</text:span></text:p>
      <text:p text:style-name="Text_20_body"><text:span text:style-name="T3"/></text:p>
      <text:p text:style-name="P26">* * *</text:p>
      <text:p text:style-name="P18"><text:span text:style-name="T3"/></text:p>
      <text:p text:style-name="P21">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Ogi<text:span text:style-name="T3">ń</text:span>skiego <text:soft-page-break/>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21">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8"/>
      <text:p text:style-name="P26">* * *</text:p>
      <text:p text:style-name="P18"><text:span text:style-name="T3"/></text:p>
      <text:p text:style-name="Text_20_body">Towarzysz pancerny Wyczha przyprowadzi<text:span text:style-name="T3">ł</text:span><text:span text:style-name="T5"> z</text:span><text:span text:style-name="T3">biega, z wyglądu zwykłego litewskiego szlachciurę, do swego dowódcy.</text:span></text:p>
      <text:p text:style-name="P14">„Mości poruczniku, otośmy tego szlachcia złapali, jak przez Wisłę się przeprawił i najwyraźniej po kryjomu na Litwę zmierzał.”</text:p>
      <text:p text:style-name="P14">Starczyński spojrzał na z<text:span text:style-name="T3">ł</text:span>apanego. Poznał hetmana litewskiego, Micha<text:span text:style-name="T3">ł</text:span>a Kazimierza Paca, wszak widział go pod Chocimiem ostatnio. Nic po sobie nie pokazał, jeno do towarzyszy powiedział: </text:p>
      <text:p text:style-name="P14">„A co to nam do tego, że jakiś szlachcic przez Wisłę się przeprawia? Wola jego.”</text:p>
      <text:p text:style-name="P14">Wyczha nie dawał za wygraną: „Jaśnie pan hetman baczenie dawać kazał...”</text:p>
      <text:p text:style-name="P14">„To dajemy baczenie, zobaczyliśmy owego jegomościa, a teraz nic nam do niego. Puścić!”</text:p>
      <text:p text:style-name="P14">Wyczha wrócił do swoich pocztowych, trzymających zbiega: „Jazda, wasze, uchodźcie do Pińska, czy do Diabła, jaka tam Wasza wola.”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71</meta:editing-cycles>
    <meta:creation-date>2014-08-22T08:05:00</meta:creation-date>
    <dc:date>2015-08-19T22:40:56.72</dc:date>
    <meta:editing-duration>P32DT14H18M56S</meta:editing-duration>
    <meta:generator>OpenOffice/4.1.1$Win32 OpenOffice.org_project/411m6$Build-9775</meta:generator>
    <dc:creator>Mikolaj Trzeciecki</dc:creator>
    <meta:document-statistic meta:table-count="0" meta:image-count="0" meta:object-count="0" meta:page-count="46" meta:paragraph-count="468" meta:word-count="20830" meta:character-count="14042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